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/>
    </style:style>
    <style:style style:name="ce8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7"/>
        <table:table-column table:style-name="co1" table:number-columns-repeated="2" table:default-cell-style-name="ce9"/>
        <table:table-column table:style-name="co1" table:number-columns-repeated="2" table:default-cell-style-name="ce11"/>
        <table:table-column table:style-name="co1" table:number-columns-repeated="2" table:default-cell-style-name="ce1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<text:s/>--delay</text:p>
          </table:table-cell>
          <table:table-cell table:style-name="ce1" office:value-type="string" calcext:value-type="string" table:number-columns-spanned="1" table:number-rows-spanned="2">
            <text:p><text:s/>--selfEvents%</text:p>
          </table:table-cell>
          <table:table-cell table:style-name="ce1" office:value-type="string" calcext:value-type="string" table:number-columns-spanned="1" table:number-rows-spanned="2">
            <text:p><text:s/>--eventsPerAgent</text:p>
          </table:table-cell>
          <table:table-cell table:style-name="ce2" office:value-type="string" calcext:value-type="string" table:number-columns-spanned="2" table:number-rows-spanned="1">
            <text:p>Link list + vector (insert sort)</text:p>
          </table:table-cell>
          <table:covered-table-cell/>
          <table:table-cell table:style-name="ce4" office:value-type="string" calcext:value-type="string" table:number-columns-spanned="2" table:number-rows-spanned="1">
            <text:p>Link list + multi_set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Link list + heap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Vector + multi_set</text:p>
          </table:table-cell>
          <table:covered-table-cell table:style-name="ce8"/>
          <table:table-cell table:style-name="ce10" office:value-type="string" calcext:value-type="string" table:number-columns-spanned="2" table:number-rows-spanned="1">
            <text:p>Vector + Heap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Vector + Vector (std::sort)</text:p>
          </table:table-cell>
          <table:covered-table-cell table:style-name="ce12"/>
          <table:table-cell table:style-name="ce14" office:value-type="string" calcext:value-type="string" table:number-columns-spanned="1" table:number-rows-spanned="2">
            <text:p>VecVec vs </text:p>
            <text:p>List_list</text:p>
          </table:table-cell>
          <table:table-cell table:style-name="ce14" office:value-type="string" calcext:value-type="string" table:number-columns-spanned="1" table:number-rows-spanned="2">
            <text:p>VecVec vs</text:p>
            <text:p>List_multi_set</text:p>
          </table:table-cell>
          <table:table-cell table:style-name="ce14" office:value-type="string" calcext:value-type="string" table:number-columns-spanned="1" table:number-rows-spanned="2">
            <text:p>VecVec vs</text:p>
            <text:p>List_heap</text:p>
          </table:table-cell>
          <table:table-cell table:style-name="ce14" office:value-type="string" calcext:value-type="string" table:number-columns-spanned="1" table:number-rows-spanned="2">
            <text:p>VecVec vs</text:p>
            <text:p>vec_multiset</text:p>
          </table:table-cell>
          <table:table-cell table:style-name="ce14" office:value-type="string" calcext:value-type="string" table:number-columns-spanned="1" table:number-rows-spanned="2">
            <text:p>VecVec vs</text:p>
            <text:p>vec_heap</text:p>
          </table:table-cell>
          <table:table-cell office:value-type="string" calcext:value-type="string" table:number-columns-spanned="1" table:number-rows-spanned="2">
            <text:p>VecVec vs </text:p>
            <text:p>VecVec</text:p>
          </table:table-cell>
        </table:table-row>
        <table:table-row table:style-name="ro1">
          <table:covered-table-cell table:number-columns-repeated="3" table:style-name="ce1"/>
          <table:table-cell office:value-type="string" calcext:value-type="string">
            <text:p><text:s/>runtime_mean</text:p>
          </table:table-cell>
          <table:table-cell office:value-type="string" calcext:value-type="string">
            <text:p><text:s/>runtime_sd</text:p>
          </table:table-cell>
          <table:table-cell office:value-type="string" calcext:value-type="string">
            <text:p><text:s/>runtime_mean</text:p>
          </table:table-cell>
          <table:table-cell office:value-type="string" calcext:value-type="string">
            <text:p><text:s/>runtime_sd</text:p>
          </table:table-cell>
          <table:table-cell office:value-type="string" calcext:value-type="string">
            <text:p><text:s/>runtime_mean</text:p>
          </table:table-cell>
          <table:table-cell office:value-type="string" calcext:value-type="string">
            <text:p><text:s/>runtime_sd</text:p>
          </table:table-cell>
          <table:table-cell office:value-type="string" calcext:value-type="string">
            <text:p>runtime_mean</text:p>
          </table:table-cell>
          <table:table-cell office:value-type="string" calcext:value-type="string">
            <text:p><text:s/>runtime_sd</text:p>
          </table:table-cell>
          <table:table-cell office:value-type="string" calcext:value-type="string">
            <text:p>runtime_mean</text:p>
          </table:table-cell>
          <table:table-cell office:value-type="string" calcext:value-type="string">
            <text:p><text:s/>runtime_sd</text:p>
          </table:table-cell>
          <table:table-cell office:value-type="string" calcext:value-type="string">
            <text:p><text:s/>runtime_mean</text:p>
          </table:table-cell>
          <table:table-cell office:value-type="string" calcext:value-type="string">
            <text:p><text:s/>runtime_sd</text:p>
          </table:table-cell>
          <table:covered-table-cell table:number-columns-repeated="3"/>
          <table:covered-table-cell table:number-columns-repeated="2" table:style-name="ce14"/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6333" calcext:value-type="float">
            <text:p>4.36333</text:p>
          </table:table-cell>
          <table:table-cell office:value-type="float" office:value="0.111455" calcext:value-type="float">
            <text:p>0.111455</text:p>
          </table:table-cell>
          <table:table-cell office:value-type="float" office:value="3.58" calcext:value-type="float">
            <text:p>3.58</text:p>
          </table:table-cell>
          <table:table-cell office:value-type="float" office:value="0.0571548" calcext:value-type="float">
            <text:p>0.0571548</text:p>
          </table:table-cell>
          <table:table-cell office:value-type="float" office:value="3.34333" calcext:value-type="float">
            <text:p>3.34333</text:p>
          </table:table-cell>
          <table:table-cell office:value-type="float" office:value="0.0555778" calcext:value-type="float">
            <text:p>0.0555778</text:p>
          </table:table-cell>
          <table:table-cell office:value-type="float" office:value="2.99667" calcext:value-type="float">
            <text:p>2.99667</text:p>
          </table:table-cell>
          <table:table-cell office:value-type="float" office:value="0.103709" calcext:value-type="float">
            <text:p>0.103709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0.165193" calcext:value-type="float">
            <text:p>0.165193</text:p>
          </table:table-cell>
          <table:table-cell office:value-type="float" office:value="2.48" calcext:value-type="float">
            <text:p>2.48</text:p>
          </table:table-cell>
          <table:table-cell office:value-type="float" office:value="0.0216025" calcext:value-type="float">
            <text:p>0.0216025</text:p>
          </table:table-cell>
          <table:table-cell table:formula="of:=([.N3]-[.D3])/[.D3]" office:value-type="float" office:value="-0.431626762128925" calcext:value-type="float">
            <text:p>-0.4316267621</text:p>
          </table:table-cell>
          <table:table-cell table:formula="of:=([.N3]-[.F3])/[.F3]" office:value-type="float" office:value="-0.307262569832402" calcext:value-type="float">
            <text:p>-0.3072625698</text:p>
          </table:table-cell>
          <table:table-cell table:formula="of:=([.N3]-[.H3])/[.H3]" office:value-type="float" office:value="-0.258224584471171" calcext:value-type="float">
            <text:p>-0.2582245845</text:p>
          </table:table-cell>
          <table:table-cell table:formula="of:=([.N3]-[.J3])/[.J3]" office:value-type="float" office:value="-0.172414713665502" calcext:value-type="float">
            <text:p>-0.1724147137</text:p>
          </table:table-cell>
          <table:table-cell table:formula="of:=([.N3]-[.L3])/[.L3]" office:value-type="float" office:value="-0.0665005439139976" calcext:value-type="float">
            <text:p>-0.0665005439</text:p>
          </table:table-cell>
          <table:table-cell table:formula="of:=([.N3]-[.N3])/[.N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0.0895669" calcext:value-type="float">
            <text:p>0.0895669</text:p>
          </table:table-cell>
          <table:table-cell office:value-type="float" office:value="4.91333" calcext:value-type="float">
            <text:p>4.91333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4.91333" calcext:value-type="float">
            <text:p>4.91333</text:p>
          </table:table-cell>
          <table:table-cell office:value-type="float" office:value="0.077603" calcext:value-type="float">
            <text:p>0.077603</text:p>
          </table:table-cell>
          <table:table-cell office:value-type="float" office:value="4.02667" calcext:value-type="float">
            <text:p>4.02667</text:p>
          </table:table-cell>
          <table:table-cell office:value-type="float" office:value="0.0124722" calcext:value-type="float">
            <text:p>0.0124722</text:p>
          </table:table-cell>
          <table:table-cell office:value-type="float" office:value="3.77333" calcext:value-type="float">
            <text:p>3.77333</text:p>
          </table:table-cell>
          <table:table-cell office:value-type="float" office:value="0.0449691" calcext:value-type="float">
            <text:p>0.0449691</text:p>
          </table:table-cell>
          <table:table-cell office:value-type="float" office:value="3.65" calcext:value-type="float">
            <text:p>3.65</text:p>
          </table:table-cell>
          <table:table-cell office:value-type="float" office:value="0.0244949" calcext:value-type="float">
            <text:p>0.0244949</text:p>
          </table:table-cell>
          <table:table-cell table:formula="of:=([.N4]-[.D4])/[.D4]" office:value-type="float" office:value="-0.517621357876054" calcext:value-type="float">
            <text:p>-0.5176213579</text:p>
          </table:table-cell>
          <table:table-cell table:formula="of:=([.N4]-[.F4])/[.F4]" office:value-type="float" office:value="-0.257122969554253" calcext:value-type="float">
            <text:p>-0.2571229696</text:p>
          </table:table-cell>
          <table:table-cell table:formula="of:=([.N4]-[.H4])/[.H4]" office:value-type="float" office:value="-0.257122969554253" calcext:value-type="float">
            <text:p>-0.2571229696</text:p>
          </table:table-cell>
          <table:table-cell table:formula="of:=([.N4]-[.J4])/[.J4]" office:value-type="float" office:value="-0.0935437967352677" calcext:value-type="float">
            <text:p>-0.0935437967</text:p>
          </table:table-cell>
          <table:table-cell table:formula="of:=([.N4]-[.L4])/[.L4]" office:value-type="float" office:value="-0.0326846578486377" calcext:value-type="float">
            <text:p>-0.0326846578</text:p>
          </table:table-cell>
          <table:table-cell table:formula="of:=([.N4]-[.N4])/[.N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0.0329983" calcext:value-type="float">
            <text:p>0.0329983</text:p>
          </table:table-cell>
          <table:table-cell office:value-type="float" office:value="6.76" calcext:value-type="float">
            <text:p>6.76</text:p>
          </table:table-cell>
          <table:table-cell office:value-type="float" office:value="0.220151" calcext:value-type="float">
            <text:p>0.220151</text:p>
          </table:table-cell>
          <table:table-cell office:value-type="float" office:value="6.44" calcext:value-type="float">
            <text:p>6.44</text:p>
          </table:table-cell>
          <table:table-cell office:value-type="float" office:value="0.130639" calcext:value-type="float">
            <text:p>0.130639</text:p>
          </table:table-cell>
          <table:table-cell office:value-type="float" office:value="5.36667" calcext:value-type="float">
            <text:p>5.36667</text:p>
          </table:table-cell>
          <table:table-cell office:value-type="float" office:value="0.216692" calcext:value-type="float">
            <text:p>0.216692</text:p>
          </table:table-cell>
          <table:table-cell office:value-type="float" office:value="4.96667" calcext:value-type="float">
            <text:p>4.96667</text:p>
          </table:table-cell>
          <table:table-cell office:value-type="float" office:value="0.0524934" calcext:value-type="float">
            <text:p>0.0524934</text:p>
          </table:table-cell>
          <table:table-cell office:value-type="float" office:value="4.28333" calcext:value-type="float">
            <text:p>4.28333</text:p>
          </table:table-cell>
          <table:table-cell office:value-type="float" office:value="0.147045" calcext:value-type="float">
            <text:p>0.147045</text:p>
          </table:table-cell>
          <table:table-cell table:formula="of:=([.N5]-[.D5])/[.D5]" office:value-type="float" office:value="-0.601672974807733" calcext:value-type="float">
            <text:p>-0.6016729748</text:p>
          </table:table-cell>
          <table:table-cell table:formula="of:=([.N5]-[.F5])/[.F5]" office:value-type="float" office:value="-0.366371301775148" calcext:value-type="float">
            <text:p>-0.3663713018</text:p>
          </table:table-cell>
          <table:table-cell table:formula="of:=([.N5]-[.H5])/[.H5]" office:value-type="float" office:value="-0.334886645962733" calcext:value-type="float">
            <text:p>-0.334886646</text:p>
          </table:table-cell>
          <table:table-cell table:formula="of:=([.N5]-[.J5])/[.J5]" office:value-type="float" office:value="-0.201864470891633" calcext:value-type="float">
            <text:p>-0.2018644709</text:p>
          </table:table-cell>
          <table:table-cell table:formula="of:=([.N5]-[.L5])/[.L5]" office:value-type="float" office:value="-0.137585142560307" calcext:value-type="float">
            <text:p>-0.1375851426</text:p>
          </table:table-cell>
          <table:table-cell table:formula="of:=([.N5]-[.N5])/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" calcext:value-type="float">
            <text:p>13.25</text:p>
          </table:table-cell>
          <table:table-cell office:value-type="float" office:value="0.227303" calcext:value-type="float">
            <text:p>0.227303</text:p>
          </table:table-cell>
          <table:table-cell office:value-type="float" office:value="7.2" calcext:value-type="float">
            <text:p>7.2</text:p>
          </table:table-cell>
          <table:table-cell office:value-type="float" office:value="0.223756" calcext:value-type="float">
            <text:p>0.223756</text:p>
          </table:table-cell>
          <table:table-cell office:value-type="float" office:value="7.25667" calcext:value-type="float">
            <text:p>7.25667</text:p>
          </table:table-cell>
          <table:table-cell office:value-type="float" office:value="0.0946338" calcext:value-type="float">
            <text:p>0.0946338</text:p>
          </table:table-cell>
          <table:table-cell office:value-type="float" office:value="5.78333" calcext:value-type="float">
            <text:p>5.78333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5.50667" calcext:value-type="float">
            <text:p>5.50667</text:p>
          </table:table-cell>
          <table:table-cell office:value-type="float" office:value="0.126842" calcext:value-type="float">
            <text:p>0.126842</text:p>
          </table:table-cell>
          <table:table-cell office:value-type="float" office:value="4.96333" calcext:value-type="float">
            <text:p>4.96333</text:p>
          </table:table-cell>
          <table:table-cell office:value-type="float" office:value="0.0825967" calcext:value-type="float">
            <text:p>0.0825967</text:p>
          </table:table-cell>
          <table:table-cell table:formula="of:=([.N6]-[.D6])/[.D6]" office:value-type="float" office:value="-0.625409056603774" calcext:value-type="float">
            <text:p>-0.6254090566</text:p>
          </table:table-cell>
          <table:table-cell table:formula="of:=([.N6]-[.F6])/[.F6]" office:value-type="float" office:value="-0.310648611111111" calcext:value-type="float">
            <text:p>-0.3106486111</text:p>
          </table:table-cell>
          <table:table-cell table:formula="of:=([.N6]-[.H6])/[.H6]" office:value-type="float" office:value="-0.316032009172251" calcext:value-type="float">
            <text:p>-0.3160320092</text:p>
          </table:table-cell>
          <table:table-cell table:formula="of:=([.N6]-[.J6])/[.J6]" office:value-type="float" office:value="-0.141786825237363" calcext:value-type="float">
            <text:p>-0.1417868252</text:p>
          </table:table-cell>
          <table:table-cell table:formula="of:=([.N6]-[.L6])/[.L6]" office:value-type="float" office:value="-0.0986694317981647" calcext:value-type="float">
            <text:p>-0.0986694318</text:p>
          </table:table-cell>
          <table:table-cell table:formula="of:=([.N6]-[.N6])/[.N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.15333" calcext:value-type="float">
            <text:p>4.15333</text:p>
          </table:table-cell>
          <table:table-cell office:value-type="float" office:value="0.063421" calcext:value-type="float">
            <text:p>0.063421</text:p>
          </table:table-cell>
          <table:table-cell office:value-type="float" office:value="3.38667" calcext:value-type="float">
            <text:p>3.38667</text:p>
          </table:table-cell>
          <table:table-cell office:value-type="float" office:value="0.0793025" calcext:value-type="float">
            <text:p>0.0793025</text:p>
          </table:table-cell>
          <table:table-cell office:value-type="float" office:value="3.55" calcext:value-type="float">
            <text:p>3.55</text:p>
          </table:table-cell>
          <table:table-cell office:value-type="float" office:value="0.0163299" calcext:value-type="float">
            <text:p>0.0163299</text:p>
          </table:table-cell>
          <table:table-cell office:value-type="float" office:value="2.75" calcext:value-type="float">
            <text:p>2.75</text:p>
          </table:table-cell>
          <table:table-cell office:value-type="float" office:value="0.0141421" calcext:value-type="float">
            <text:p>0.0141421</text:p>
          </table:table-cell>
          <table:table-cell office:value-type="float" office:value="2.68" calcext:value-type="float">
            <text:p>2.68</text:p>
          </table:table-cell>
          <table:table-cell office:value-type="float" office:value="0.00816497" calcext:value-type="float">
            <text:p>0.00816497</text:p>
          </table:table-cell>
          <table:table-cell office:value-type="float" office:value="2.65" calcext:value-type="float">
            <text:p>2.65</text:p>
          </table:table-cell>
          <table:table-cell office:value-type="float" office:value="0.108012" calcext:value-type="float">
            <text:p>0.108012</text:p>
          </table:table-cell>
          <table:table-cell table:formula="of:=([.N7]-[.D7])/[.D7]" office:value-type="float" office:value="-0.36195775438022" calcext:value-type="float">
            <text:p>-0.3619577544</text:p>
          </table:table-cell>
          <table:table-cell table:formula="of:=([.N7]-[.F7])/[.F7]" office:value-type="float" office:value="-0.217520455196402" calcext:value-type="float">
            <text:p>-0.2175204552</text:p>
          </table:table-cell>
          <table:table-cell table:formula="of:=([.N7]-[.H7])/[.H7]" office:value-type="float" office:value="-0.253521126760563" calcext:value-type="float">
            <text:p>-0.2535211268</text:p>
          </table:table-cell>
          <table:table-cell table:formula="of:=([.N7]-[.J7])/[.J7]" office:value-type="float" office:value="-0.0363636363636364" calcext:value-type="float">
            <text:p>-0.0363636364</text:p>
          </table:table-cell>
          <table:table-cell table:formula="of:=([.N7]-[.L7])/[.L7]" office:value-type="float" office:value="-0.0111940298507464" calcext:value-type="float">
            <text:p>-0.0111940299</text:p>
          </table:table-cell>
          <table:table-cell table:formula="of:=([.N7]-[.N7])/[.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7.75333" calcext:value-type="float">
            <text:p>7.75333</text:p>
          </table:table-cell>
          <table:table-cell office:value-type="float" office:value="0.0659966" calcext:value-type="float">
            <text:p>0.0659966</text:p>
          </table:table-cell>
          <table:table-cell office:value-type="float" office:value="5.28667" calcext:value-type="float">
            <text:p>5.28667</text:p>
          </table:table-cell>
          <table:table-cell office:value-type="float" office:value="0.0939267" calcext:value-type="float">
            <text:p>0.0939267</text:p>
          </table:table-cell>
          <table:table-cell office:value-type="float" office:value="4.88" calcext:value-type="float">
            <text:p>4.88</text:p>
          </table:table-cell>
          <table:table-cell office:value-type="float" office:value="0.0565685" calcext:value-type="float">
            <text:p>0.0565685</text:p>
          </table:table-cell>
          <table:table-cell office:value-type="float" office:value="4.25667" calcext:value-type="float">
            <text:p>4.25667</text:p>
          </table:table-cell>
          <table:table-cell office:value-type="float" office:value="0.0865384" calcext:value-type="float">
            <text:p>0.0865384</text:p>
          </table:table-cell>
          <table:table-cell office:value-type="float" office:value="3.77" calcext:value-type="float">
            <text:p>3.77</text:p>
          </table:table-cell>
          <table:table-cell office:value-type="float" office:value="0.0216025" calcext:value-type="float">
            <text:p>0.0216025</text:p>
          </table:table-cell>
          <table:table-cell office:value-type="float" office:value="3.48" calcext:value-type="float">
            <text:p>3.48</text:p>
          </table:table-cell>
          <table:table-cell office:value-type="float" office:value="0.0355903" calcext:value-type="float">
            <text:p>0.0355903</text:p>
          </table:table-cell>
          <table:table-cell table:formula="of:=([.N8]-[.D8])/[.D8]" office:value-type="float" office:value="-0.551160598091401" calcext:value-type="float">
            <text:p>-0.5511605981</text:p>
          </table:table-cell>
          <table:table-cell table:formula="of:=([.N8]-[.F8])/[.F8]" office:value-type="float" office:value="-0.34174064202986" calcext:value-type="float">
            <text:p>-0.341740642</text:p>
          </table:table-cell>
          <table:table-cell table:formula="of:=([.N8]-[.H8])/[.H8]" office:value-type="float" office:value="-0.286885245901639" calcext:value-type="float">
            <text:p>-0.2868852459</text:p>
          </table:table-cell>
          <table:table-cell table:formula="of:=([.N8]-[.J8])/[.J8]" office:value-type="float" office:value="-0.182459528222766" calcext:value-type="float">
            <text:p>-0.1824595282</text:p>
          </table:table-cell>
          <table:table-cell table:formula="of:=([.N8]-[.L8])/[.L8]" office:value-type="float" office:value="-0.0769230769230769" calcext:value-type="float">
            <text:p>-0.0769230769</text:p>
          </table:table-cell>
          <table:table-cell table:formula="of:=([.N8]-[.N8])/[.N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1.2233" calcext:value-type="float">
            <text:p>11.2233</text:p>
          </table:table-cell>
          <table:table-cell office:value-type="float" office:value="0.0703957" calcext:value-type="float">
            <text:p>0.0703957</text:p>
          </table:table-cell>
          <table:table-cell office:value-type="float" office:value="6.90667" calcext:value-type="float">
            <text:p>6.90667</text:p>
          </table:table-cell>
          <table:table-cell office:value-type="float" office:value="0.269485" calcext:value-type="float">
            <text:p>0.269485</text:p>
          </table:table-cell>
          <table:table-cell office:value-type="float" office:value="6.47667" calcext:value-type="float">
            <text:p>6.47667</text:p>
          </table:table-cell>
          <table:table-cell office:value-type="float" office:value="0.0758654" calcext:value-type="float">
            <text:p>0.0758654</text:p>
          </table:table-cell>
          <table:table-cell office:value-type="float" office:value="5.2" calcext:value-type="float">
            <text:p>5.2</text:p>
          </table:table-cell>
          <table:table-cell office:value-type="float" office:value="0.0355903" calcext:value-type="float">
            <text:p>0.0355903</text:p>
          </table:table-cell>
          <table:table-cell office:value-type="float" office:value="5.08" calcext:value-type="float">
            <text:p>5.08</text:p>
          </table:table-cell>
          <table:table-cell office:value-type="float" office:value="0.094163" calcext:value-type="float">
            <text:p>0.094163</text:p>
          </table:table-cell>
          <table:table-cell office:value-type="float" office:value="4.47333" calcext:value-type="float">
            <text:p>4.47333</text:p>
          </table:table-cell>
          <table:table-cell office:value-type="float" office:value="0.054365" calcext:value-type="float">
            <text:p>0.054365</text:p>
          </table:table-cell>
          <table:table-cell table:formula="of:=([.N9]-[.D9])/[.D9]" office:value-type="float" office:value="-0.601424714656117" calcext:value-type="float">
            <text:p>-0.6014247147</text:p>
          </table:table-cell>
          <table:table-cell table:formula="of:=([.N9]-[.F9])/[.F9]" office:value-type="float" office:value="-0.352317397530214" calcext:value-type="float">
            <text:p>-0.3523173975</text:p>
          </table:table-cell>
          <table:table-cell table:formula="of:=([.N9]-[.H9])/[.H9]" office:value-type="float" office:value="-0.30931636164881" calcext:value-type="float">
            <text:p>-0.3093163616</text:p>
          </table:table-cell>
          <table:table-cell table:formula="of:=([.N9]-[.J9])/[.J9]" office:value-type="float" office:value="-0.139744230769231" calcext:value-type="float">
            <text:p>-0.1397442308</text:p>
          </table:table-cell>
          <table:table-cell table:formula="of:=([.N9]-[.L9])/[.L9]" office:value-type="float" office:value="-0.119423228346457" calcext:value-type="float">
            <text:p>-0.1194232283</text:p>
          </table:table-cell>
          <table:table-cell table:formula="of:=([.N9]-[.N9])/[.N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3.3633" calcext:value-type="float">
            <text:p>13.3633</text:p>
          </table:table-cell>
          <table:table-cell office:value-type="float" office:value="0.127628" calcext:value-type="float">
            <text:p>0.127628</text:p>
          </table:table-cell>
          <table:table-cell office:value-type="float" office:value="7.62333" calcext:value-type="float">
            <text:p>7.62333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7.21" calcext:value-type="float">
            <text:p>7.21</text:p>
          </table:table-cell>
          <table:table-cell office:value-type="float" office:value="0.0828654" calcext:value-type="float">
            <text:p>0.0828654</text:p>
          </table:table-cell>
          <table:table-cell office:value-type="float" office:value="5.61" calcext:value-type="float">
            <text:p>5.61</text:p>
          </table:table-cell>
          <table:table-cell office:value-type="float" office:value="0.0374166" calcext:value-type="float">
            <text:p>0.0374166</text:p>
          </table:table-cell>
          <table:table-cell office:value-type="float" office:value="5.25333" calcext:value-type="float">
            <text:p>5.253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4.99333" calcext:value-type="float">
            <text:p>4.99333</text:p>
          </table:table-cell>
          <table:table-cell office:value-type="float" office:value="0.156915" calcext:value-type="float">
            <text:p>0.156915</text:p>
          </table:table-cell>
          <table:table-cell table:formula="of:=([.N10]-[.D10])/[.D10]" office:value-type="float" office:value="-0.626340050735971" calcext:value-type="float">
            <text:p>-0.6263400507</text:p>
          </table:table-cell>
          <table:table-cell table:formula="of:=([.N10]-[.F10])/[.F10]" office:value-type="float" office:value="-0.344993592039174" calcext:value-type="float">
            <text:p>-0.344993592</text:p>
          </table:table-cell>
          <table:table-cell table:formula="of:=([.N10]-[.H10])/[.H10]" office:value-type="float" office:value="-0.307443828016643" calcext:value-type="float">
            <text:p>-0.307443828</text:p>
          </table:table-cell>
          <table:table-cell table:formula="of:=([.N10]-[.J10])/[.J10]" office:value-type="float" office:value="-0.109923351158645" calcext:value-type="float">
            <text:p>-0.1099233512</text:p>
          </table:table-cell>
          <table:table-cell table:formula="of:=([.N10]-[.L10])/[.L10]" office:value-type="float" office:value="-0.04949241719062" calcext:value-type="float">
            <text:p>-0.0494924172</text:p>
          </table:table-cell>
          <table:table-cell table:formula="of:=([.N10]-[.N10])/[.N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59" calcext:value-type="float">
            <text:p>10.59</text:p>
          </table:table-cell>
          <table:table-cell office:value-type="float" office:value="0.225536" calcext:value-type="float">
            <text:p>0.225536</text:p>
          </table:table-cell>
          <table:table-cell office:value-type="float" office:value="6.49333" calcext:value-type="float">
            <text:p>6.49333</text:p>
          </table:table-cell>
          <table:table-cell office:value-type="float" office:value="0.062361" calcext:value-type="float">
            <text:p>0.062361</text:p>
          </table:table-cell>
          <table:table-cell office:value-type="float" office:value="6.2" calcext:value-type="float">
            <text:p>6.2</text:p>
          </table:table-cell>
          <table:table-cell office:value-type="float" office:value="0.304302" calcext:value-type="float">
            <text:p>0.304302</text:p>
          </table:table-cell>
          <table:table-cell office:value-type="float" office:value="4.72" calcext:value-type="float">
            <text:p>4.72</text:p>
          </table:table-cell>
          <table:table-cell office:value-type="float" office:value="0.0326599" calcext:value-type="float">
            <text:p>0.0326599</text:p>
          </table:table-cell>
          <table:table-cell office:value-type="float" office:value="4.44" calcext:value-type="float">
            <text:p>4.44</text:p>
          </table:table-cell>
          <table:table-cell office:value-type="float" office:value="0.0496655" calcext:value-type="float">
            <text:p>0.0496655</text:p>
          </table:table-cell>
          <table:table-cell office:value-type="float" office:value="4.11667" calcext:value-type="float">
            <text:p>4.11667</text:p>
          </table:table-cell>
          <table:table-cell office:value-type="float" office:value="0.0124722" calcext:value-type="float">
            <text:p>0.0124722</text:p>
          </table:table-cell>
          <table:table-cell table:formula="of:=([.N11]-[.D11])/[.D11]" office:value-type="float" office:value="-0.611268177525968" calcext:value-type="float">
            <text:p>-0.6112681775</text:p>
          </table:table-cell>
          <table:table-cell table:formula="of:=([.N11]-[.F11])/[.F11]" office:value-type="float" office:value="-0.36601558830369" calcext:value-type="float">
            <text:p>-0.3660155883</text:p>
          </table:table-cell>
          <table:table-cell table:formula="of:=([.N11]-[.H11])/[.H11]" office:value-type="float" office:value="-0.336020967741935" calcext:value-type="float">
            <text:p>-0.3360209677</text:p>
          </table:table-cell>
          <table:table-cell table:formula="of:=([.N11]-[.J11])/[.J11]" office:value-type="float" office:value="-0.127824152542373" calcext:value-type="float">
            <text:p>-0.1278241525</text:p>
          </table:table-cell>
          <table:table-cell table:formula="of:=([.N11]-[.L11])/[.L11]" office:value-type="float" office:value="-0.0728220720720721" calcext:value-type="float">
            <text:p>-0.0728220721</text:p>
          </table:table-cell>
          <table:table-cell table:formula="of:=([.N11]-[.N11])/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34" calcext:value-type="float">
            <text:p>23.34</text:p>
          </table:table-cell>
          <table:table-cell office:value-type="float" office:value="0.360832" calcext:value-type="float">
            <text:p>0.360832</text:p>
          </table:table-cell>
          <table:table-cell office:value-type="float" office:value="9.13667" calcext:value-type="float">
            <text:p>9.13667</text:p>
          </table:table-cell>
          <table:table-cell office:value-type="float" office:value="0.278608" calcext:value-type="float">
            <text:p>0.278608</text:p>
          </table:table-cell>
          <table:table-cell office:value-type="float" office:value="8.92667" calcext:value-type="float">
            <text:p>8.92667</text:p>
          </table:table-cell>
          <table:table-cell office:value-type="float" office:value="0.00942809" calcext:value-type="float">
            <text:p>0.00942809</text:p>
          </table:table-cell>
          <table:table-cell office:value-type="float" office:value="6.90667" calcext:value-type="float">
            <text:p>6.90667</text:p>
          </table:table-cell>
          <table:table-cell office:value-type="float" office:value="0.0124722" calcext:value-type="float">
            <text:p>0.0124722</text:p>
          </table:table-cell>
          <table:table-cell office:value-type="float" office:value="6.51" calcext:value-type="float">
            <text:p>6.51</text:p>
          </table:table-cell>
          <table:table-cell office:value-type="float" office:value="0.0816497" calcext:value-type="float">
            <text:p>0.0816497</text:p>
          </table:table-cell>
          <table:table-cell office:value-type="float" office:value="5.74333" calcext:value-type="float">
            <text:p>5.74333</text:p>
          </table:table-cell>
          <table:table-cell office:value-type="float" office:value="0.0169967" calcext:value-type="float">
            <text:p>0.0169967</text:p>
          </table:table-cell>
          <table:table-cell table:formula="of:=([.N12]-[.D12])/[.D12]" office:value-type="float" office:value="-0.753927592116538" calcext:value-type="float">
            <text:p>-0.7539275921</text:p>
          </table:table-cell>
          <table:table-cell table:formula="of:=([.N12]-[.F12])/[.F12]" office:value-type="float" office:value="-0.371397894418864" calcext:value-type="float">
            <text:p>-0.3713978944</text:p>
          </table:table-cell>
          <table:table-cell table:formula="of:=([.N12]-[.H12])/[.H12]" office:value-type="float" office:value="-0.356610023670641" calcext:value-type="float">
            <text:p>-0.3566100237</text:p>
          </table:table-cell>
          <table:table-cell table:formula="of:=([.N12]-[.J12])/[.J12]" office:value-type="float" office:value="-0.168437177395185" calcext:value-type="float">
            <text:p>-0.1684371774</text:p>
          </table:table-cell>
          <table:table-cell table:formula="of:=([.N12]-[.L12])/[.L12]" office:value-type="float" office:value="-0.117768049155146" calcext:value-type="float">
            <text:p>-0.1177680492</text:p>
          </table:table-cell>
          <table:table-cell table:formula="of:=([.N12]-[.N12])/[.N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7833" calcext:value-type="float">
            <text:p>42.7833</text:p>
          </table:table-cell>
          <table:table-cell office:value-type="float" office:value="0.077603" calcext:value-type="float">
            <text:p>0.077603</text:p>
          </table:table-cell>
          <table:table-cell office:value-type="float" office:value="12.1667" calcext:value-type="float">
            <text:p>12.1667</text:p>
          </table:table-cell>
          <table:table-cell office:value-type="float" office:value="0.134743" calcext:value-type="float">
            <text:p>0.134743</text:p>
          </table:table-cell>
          <table:table-cell office:value-type="float" office:value="11.9" calcext:value-type="float">
            <text:p>11.9</text:p>
          </table:table-cell>
          <table:table-cell office:value-type="float" office:value="0.184572" calcext:value-type="float">
            <text:p>0.184572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8.73333" calcext:value-type="float">
            <text:p>8.73333</text:p>
          </table:table-cell>
          <table:table-cell office:value-type="float" office:value="0.328261" calcext:value-type="float">
            <text:p>0.328261</text:p>
          </table:table-cell>
          <table:table-cell office:value-type="float" office:value="7.42" calcext:value-type="float">
            <text:p>7.42</text:p>
          </table:table-cell>
          <table:table-cell office:value-type="float" office:value="0.0571548" calcext:value-type="float">
            <text:p>0.0571548</text:p>
          </table:table-cell>
          <table:table-cell table:formula="of:=([.N13]-[.D13])/[.D13]" office:value-type="float" office:value="-0.826567843060259" calcext:value-type="float">
            <text:p>-0.8265678431</text:p>
          </table:table-cell>
          <table:table-cell table:formula="of:=([.N13]-[.F13])/[.F13]" office:value-type="float" office:value="-0.390138657154364" calcext:value-type="float">
            <text:p>-0.3901386572</text:p>
          </table:table-cell>
          <table:table-cell table:formula="of:=([.N13]-[.H13])/[.H13]" office:value-type="float" office:value="-0.376470588235294" calcext:value-type="float">
            <text:p>-0.3764705882</text:p>
          </table:table-cell>
          <table:table-cell table:formula="of:=([.N13]-[.J13])/[.J13]" office:value-type="float" office:value="-0.204999716071327" calcext:value-type="float">
            <text:p>-0.2049997161</text:p>
          </table:table-cell>
          <table:table-cell table:formula="of:=([.N13]-[.L13])/[.L13]" office:value-type="float" office:value="-0.150381355107388" calcext:value-type="float">
            <text:p>-0.1503813551</text:p>
          </table:table-cell>
          <table:table-cell table:formula="of:=([.N13]-[.N13])/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.1933" calcext:value-type="float">
            <text:p>53.1933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13.2967" calcext:value-type="float">
            <text:p>13.2967</text:p>
          </table:table-cell>
          <table:table-cell office:value-type="float" office:value="0.0771722" calcext:value-type="float">
            <text:p>0.0771722</text:p>
          </table:table-cell>
          <table:table-cell office:value-type="float" office:value="13.1867" calcext:value-type="float">
            <text:p>13.186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9.83333" calcext:value-type="float">
            <text:p>9.83333</text:p>
          </table:table-cell>
          <table:table-cell office:value-type="float" office:value="0.0834" calcext:value-type="float">
            <text:p>0.0834</text:p>
          </table:table-cell>
          <table:table-cell office:value-type="float" office:value="8.99667" calcext:value-type="float">
            <text:p>8.99667</text:p>
          </table:table-cell>
          <table:table-cell office:value-type="float" office:value="0.00942809" calcext:value-type="float">
            <text:p>0.00942809</text:p>
          </table:table-cell>
          <table:table-cell office:value-type="float" office:value="8.11667" calcext:value-type="float">
            <text:p>8.11667</text:p>
          </table:table-cell>
          <table:table-cell office:value-type="float" office:value="0.0865384" calcext:value-type="float">
            <text:p>0.0865384</text:p>
          </table:table-cell>
          <table:table-cell table:formula="of:=([.N14]-[.D14])/[.D14]" office:value-type="float" office:value="-0.847411798102393" calcext:value-type="float">
            <text:p>-0.8474117981</text:p>
          </table:table-cell>
          <table:table-cell table:formula="of:=([.N14]-[.F14])/[.F14]" office:value-type="float" office:value="-0.38957260072048" calcext:value-type="float">
            <text:p>-0.3895726007</text:p>
          </table:table-cell>
          <table:table-cell table:formula="of:=([.N14]-[.H14])/[.H14]" office:value-type="float" office:value="-0.384480575124937" calcext:value-type="float">
            <text:p>-0.3844805751</text:p>
          </table:table-cell>
          <table:table-cell table:formula="of:=([.N14]-[.J14])/[.J14]" office:value-type="float" office:value="-0.174575652398526" calcext:value-type="float">
            <text:p>-0.1745756524</text:p>
          </table:table-cell>
          <table:table-cell table:formula="of:=([.N14]-[.L14])/[.L14]" office:value-type="float" office:value="-0.097813968946288" calcext:value-type="float">
            <text:p>-0.0978139689</text:p>
          </table:table-cell>
          <table:table-cell table:formula="of:=([.N14]-[.N14])/[.N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0.6667" calcext:value-type="float">
            <text:p>10.6667</text:p>
          </table:table-cell>
          <table:table-cell office:value-type="float" office:value="0.0612826" calcext:value-type="float">
            <text:p>0.0612826</text:p>
          </table:table-cell>
          <table:table-cell office:value-type="float" office:value="6.06333" calcext:value-type="float">
            <text:p>6.06333</text:p>
          </table:table-cell>
          <table:table-cell office:value-type="float" office:value="0.0590668" calcext:value-type="float">
            <text:p>0.0590668</text:p>
          </table:table-cell>
          <table:table-cell office:value-type="float" office:value="5.91333" calcext:value-type="float">
            <text:p>5.91333</text:p>
          </table:table-cell>
          <table:table-cell office:value-type="float" office:value="0.0368179" calcext:value-type="float">
            <text:p>0.0368179</text:p>
          </table:table-cell>
          <table:table-cell office:value-type="float" office:value="4.75667" calcext:value-type="float">
            <text:p>4.75667</text:p>
          </table:table-cell>
          <table:table-cell office:value-type="float" office:value="0.0942809" calcext:value-type="float">
            <text:p>0.0942809</text:p>
          </table:table-cell>
          <table:table-cell office:value-type="float" office:value="4.37" calcext:value-type="float">
            <text:p>4.37</text:p>
          </table:table-cell>
          <table:table-cell office:value-type="float" office:value="0.0294392" calcext:value-type="float">
            <text:p>0.0294392</text:p>
          </table:table-cell>
          <table:table-cell office:value-type="float" office:value="4.05667" calcext:value-type="float">
            <text:p>4.05667</text:p>
          </table:table-cell>
          <table:table-cell office:value-type="float" office:value="0.0368179" calcext:value-type="float">
            <text:p>0.0368179</text:p>
          </table:table-cell>
          <table:table-cell table:formula="of:=([.N15]-[.D15])/[.D15]" office:value-type="float" office:value="-0.619688375973825" calcext:value-type="float">
            <text:p>-0.619688376</text:p>
          </table:table-cell>
          <table:table-cell table:formula="of:=([.N15]-[.F15])/[.F15]" office:value-type="float" office:value="-0.330950154453081" calcext:value-type="float">
            <text:p>-0.3309501545</text:p>
          </table:table-cell>
          <table:table-cell table:formula="of:=([.N15]-[.H15])/[.H15]" office:value-type="float" office:value="-0.31397875647055" calcext:value-type="float">
            <text:p>-0.3139787565</text:p>
          </table:table-cell>
          <table:table-cell table:formula="of:=([.N15]-[.J15])/[.J15]" office:value-type="float" office:value="-0.147161774939191" calcext:value-type="float">
            <text:p>-0.1471617749</text:p>
          </table:table-cell>
          <table:table-cell table:formula="of:=([.N15]-[.L15])/[.L15]" office:value-type="float" office:value="-0.0717002288329519" calcext:value-type="float">
            <text:p>-0.0717002288</text:p>
          </table:table-cell>
          <table:table-cell table:formula="of:=([.N15]-[.N15])/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23.13" calcext:value-type="float">
            <text:p>23.13</text:p>
          </table:table-cell>
          <table:table-cell office:value-type="float" office:value="0.171464" calcext:value-type="float">
            <text:p>0.171464</text:p>
          </table:table-cell>
          <table:table-cell office:value-type="float" office:value="9.10333" calcext:value-type="float">
            <text:p>9.10333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9.10333" calcext:value-type="float">
            <text:p>9.10333</text:p>
          </table:table-cell>
          <table:table-cell office:value-type="float" office:value="0.306195" calcext:value-type="float">
            <text:p>0.306195</text:p>
          </table:table-cell>
          <table:table-cell office:value-type="float" office:value="6.95667" calcext:value-type="float">
            <text:p>6.95667</text:p>
          </table:table-cell>
          <table:table-cell office:value-type="float" office:value="0.0793025" calcext:value-type="float">
            <text:p>0.0793025</text:p>
          </table:table-cell>
          <table:table-cell office:value-type="float" office:value="6.47" calcext:value-type="float">
            <text:p>6.47</text:p>
          </table:table-cell>
          <table:table-cell office:value-type="float" office:value="0.0725718" calcext:value-type="float">
            <text:p>0.0725718</text:p>
          </table:table-cell>
          <table:table-cell office:value-type="float" office:value="5.94" calcext:value-type="float">
            <text:p>5.94</text:p>
          </table:table-cell>
          <table:table-cell office:value-type="float" office:value="0.0326599" calcext:value-type="float">
            <text:p>0.0326599</text:p>
          </table:table-cell>
          <table:table-cell table:formula="of:=([.N16]-[.D16])/[.D16]" office:value-type="float" office:value="-0.743190661478599" calcext:value-type="float">
            <text:p>-0.7431906615</text:p>
          </table:table-cell>
          <table:table-cell table:formula="of:=([.N16]-[.F16])/[.F16]" office:value-type="float" office:value="-0.347491522333036" calcext:value-type="float">
            <text:p>-0.3474915223</text:p>
          </table:table-cell>
          <table:table-cell table:formula="of:=([.N16]-[.H16])/[.H16]" office:value-type="float" office:value="-0.347491522333036" calcext:value-type="float">
            <text:p>-0.3474915223</text:p>
          </table:table-cell>
          <table:table-cell table:formula="of:=([.N16]-[.J16])/[.J16]" office:value-type="float" office:value="-0.146143197823096" calcext:value-type="float">
            <text:p>-0.1461431978</text:p>
          </table:table-cell>
          <table:table-cell table:formula="of:=([.N16]-[.L16])/[.L16]" office:value-type="float" office:value="-0.0819165378670787" calcext:value-type="float">
            <text:p>-0.0819165379</text:p>
          </table:table-cell>
          <table:table-cell table:formula="of:=([.N16]-[.N16])/[.N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4.8867" calcext:value-type="float">
            <text:p>44.8867</text:p>
          </table:table-cell>
          <table:table-cell office:value-type="float" office:value="2.67612" calcext:value-type="float">
            <text:p>2.67612</text:p>
          </table:table-cell>
          <table:table-cell office:value-type="float" office:value="12.4233" calcext:value-type="float">
            <text:p>12.4233</text:p>
          </table:table-cell>
          <table:table-cell office:value-type="float" office:value="0.0368179" calcext:value-type="float">
            <text:p>0.0368179</text:p>
          </table:table-cell>
          <table:table-cell office:value-type="float" office:value="11.94" calcext:value-type="float">
            <text:p>11.94</text:p>
          </table:table-cell>
          <table:table-cell office:value-type="float" office:value="0.235514" calcext:value-type="float">
            <text:p>0.235514</text:p>
          </table:table-cell>
          <table:table-cell office:value-type="float" office:value="9.24333" calcext:value-type="float">
            <text:p>9.24333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8.70333" calcext:value-type="float">
            <text:p>8.70333</text:p>
          </table:table-cell>
          <table:table-cell office:value-type="float" office:value="0.209497" calcext:value-type="float">
            <text:p>0.209497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0.0817856" calcext:value-type="float">
            <text:p>0.0817856</text:p>
          </table:table-cell>
          <table:table-cell table:formula="of:=([.N17]-[.D17])/[.D17]" office:value-type="float" office:value="-0.829422301037947" calcext:value-type="float">
            <text:p>-0.829422301</text:p>
          </table:table-cell>
          <table:table-cell table:formula="of:=([.N17]-[.F17])/[.F17]" office:value-type="float" office:value="-0.383684689253258" calcext:value-type="float">
            <text:p>-0.3836846893</text:p>
          </table:table-cell>
          <table:table-cell table:formula="of:=([.N17]-[.H17])/[.H17]" office:value-type="float" office:value="-0.358737855946399" calcext:value-type="float">
            <text:p>-0.3587378559</text:p>
          </table:table-cell>
          <table:table-cell table:formula="of:=([.N17]-[.J17])/[.J17]" office:value-type="float" office:value="-0.171654587686472" calcext:value-type="float">
            <text:p>-0.1716545877</text:p>
          </table:table-cell>
          <table:table-cell table:formula="of:=([.N17]-[.L17])/[.L17]" office:value-type="float" office:value="-0.120259716683155" calcext:value-type="float">
            <text:p>-0.1202597167</text:p>
          </table:table-cell>
          <table:table-cell table:formula="of:=([.N17]-[.N17])/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54.1867" calcext:value-type="float">
            <text:p>54.1867</text:p>
          </table:table-cell>
          <table:table-cell office:value-type="float" office:value="0.2917" calcext:value-type="float">
            <text:p>0.2917</text:p>
          </table:table-cell>
          <table:table-cell office:value-type="float" office:value="14.2667" calcext:value-type="float">
            <text:p>14.2667</text:p>
          </table:table-cell>
          <table:table-cell office:value-type="float" office:value="0.360216" calcext:value-type="float">
            <text:p>0.360216</text:p>
          </table:table-cell>
          <table:table-cell office:value-type="float" office:value="13.25" calcext:value-type="float">
            <text:p>13.25</text:p>
          </table:table-cell>
          <table:table-cell office:value-type="float" office:value="0.30474" calcext:value-type="float">
            <text:p>0.30474</text:p>
          </table:table-cell>
          <table:table-cell office:value-type="float" office:value="9.79" calcext:value-type="float">
            <text:p>9.79</text:p>
          </table:table-cell>
          <table:table-cell office:value-type="float" office:value="0.189912" calcext:value-type="float">
            <text:p>0.189912</text:p>
          </table:table-cell>
          <table:table-cell office:value-type="float" office:value="8.96" calcext:value-type="float">
            <text:p>8.96</text:p>
          </table:table-cell>
          <table:table-cell office:value-type="float" office:value="0.199499" calcext:value-type="float">
            <text:p>0.199499</text:p>
          </table:table-cell>
          <table:table-cell office:value-type="float" office:value="7.94" calcext:value-type="float">
            <text:p>7.94</text:p>
          </table:table-cell>
          <table:table-cell office:value-type="float" office:value="0.134907" calcext:value-type="float">
            <text:p>0.134907</text:p>
          </table:table-cell>
          <table:table-cell table:formula="of:=([.N18]-[.D18])/[.D18]" office:value-type="float" office:value="-0.853469578328261" calcext:value-type="float">
            <text:p>-0.8534695783</text:p>
          </table:table-cell>
          <table:table-cell table:formula="of:=([.N18]-[.F18])/[.F18]" office:value-type="float" office:value="-0.443459244254102" calcext:value-type="float">
            <text:p>-0.4434592443</text:p>
          </table:table-cell>
          <table:table-cell table:formula="of:=([.N18]-[.H18])/[.H18]" office:value-type="float" office:value="-0.400754716981132" calcext:value-type="float">
            <text:p>-0.400754717</text:p>
          </table:table-cell>
          <table:table-cell table:formula="of:=([.N18]-[.J18])/[.J18]" office:value-type="float" office:value="-0.188968335035751" calcext:value-type="float">
            <text:p>-0.188968335</text:p>
          </table:table-cell>
          <table:table-cell table:formula="of:=([.N18]-[.L18])/[.L18]" office:value-type="float" office:value="-0.113839285714286" calcext:value-type="float">
            <text:p>-0.1138392857</text:p>
          </table:table-cell>
          <table:table-cell table:formula="of:=([.N18]-[.N18])/[.N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.19" calcext:value-type="float">
            <text:p>64.19</text:p>
          </table:table-cell>
          <table:table-cell office:value-type="float" office:value="0.11431" calcext:value-type="float">
            <text:p>0.11431</text:p>
          </table:table-cell>
          <table:table-cell office:value-type="float" office:value="14.4867" calcext:value-type="float">
            <text:p>14.4867</text:p>
          </table:table-cell>
          <table:table-cell office:value-type="float" office:value="0.581741" calcext:value-type="float">
            <text:p>0.581741</text:p>
          </table:table-cell>
          <table:table-cell office:value-type="float" office:value="13.8" calcext:value-type="float">
            <text:p>13.8</text:p>
          </table:table-cell>
          <table:table-cell office:value-type="float" office:value="0.151217" calcext:value-type="float">
            <text:p>0.151217</text:p>
          </table:table-cell>
          <table:table-cell office:value-type="float" office:value="9.77" calcext:value-type="float">
            <text:p>9.77</text:p>
          </table:table-cell>
          <table:table-cell office:value-type="float" office:value="0.0424264" calcext:value-type="float">
            <text:p>0.0424264</text:p>
          </table:table-cell>
          <table:table-cell office:value-type="float" office:value="9.94667" calcext:value-type="float">
            <text:p>9.94667</text:p>
          </table:table-cell>
          <table:table-cell office:value-type="float" office:value="0.160485" calcext:value-type="float">
            <text:p>0.160485</text:p>
          </table:table-cell>
          <table:table-cell office:value-type="float" office:value="7.98" calcext:value-type="float">
            <text:p>7.98</text:p>
          </table:table-cell>
          <table:table-cell office:value-type="float" office:value="0.0374166" calcext:value-type="float">
            <text:p>0.0374166</text:p>
          </table:table-cell>
          <table:table-cell table:formula="of:=([.N19]-[.D19])/[.D19]" office:value-type="float" office:value="-0.875681570338059" calcext:value-type="float">
            <text:p>-0.8756815703</text:p>
          </table:table-cell>
          <table:table-cell table:formula="of:=([.N19]-[.F19])/[.F19]" office:value-type="float" office:value="-0.449149909917372" calcext:value-type="float">
            <text:p>-0.4491499099</text:p>
          </table:table-cell>
          <table:table-cell table:formula="of:=([.N19]-[.H19])/[.H19]" office:value-type="float" office:value="-0.421739130434783" calcext:value-type="float">
            <text:p>-0.4217391304</text:p>
          </table:table-cell>
          <table:table-cell table:formula="of:=([.N19]-[.J19])/[.J19]" office:value-type="float" office:value="-0.183213920163767" calcext:value-type="float">
            <text:p>-0.1832139202</text:p>
          </table:table-cell>
          <table:table-cell table:formula="of:=([.N19]-[.L19])/[.L19]" office:value-type="float" office:value="-0.197721448484769" calcext:value-type="float">
            <text:p>-0.1977214485</text:p>
          </table:table-cell>
          <table:table-cell table:formula="of:=([.N19]-[.N19])/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6.52826" calcext:value-type="float">
            <text:p>6.52826</text:p>
          </table:table-cell>
          <table:table-cell office:value-type="float" office:value="21.4667" calcext:value-type="float">
            <text:p>21.4667</text:p>
          </table:table-cell>
          <table:table-cell office:value-type="float" office:value="0.419947" calcext:value-type="float">
            <text:p>0.419947</text:p>
          </table:table-cell>
          <table:table-cell office:value-type="float" office:value="20.1967" calcext:value-type="float">
            <text:p>20.1967</text:p>
          </table:table-cell>
          <table:table-cell office:value-type="float" office:value="0.325201" calcext:value-type="float">
            <text:p>0.325201</text:p>
          </table:table-cell>
          <table:table-cell office:value-type="float" office:value="15.4067" calcext:value-type="float">
            <text:p>15.4067</text:p>
          </table:table-cell>
          <table:table-cell office:value-type="float" office:value="0.790879" calcext:value-type="float">
            <text:p>0.790879</text:p>
          </table:table-cell>
          <table:table-cell office:value-type="float" office:value="14.25" calcext:value-type="float">
            <text:p>14.25</text:p>
          </table:table-cell>
          <table:table-cell office:value-type="float" office:value="0.665132" calcext:value-type="float">
            <text:p>0.665132</text:p>
          </table:table-cell>
          <table:table-cell office:value-type="float" office:value="12.5233" calcext:value-type="float">
            <text:p>12.5233</text:p>
          </table:table-cell>
          <table:table-cell office:value-type="float" office:value="0.0837987" calcext:value-type="float">
            <text:p>0.0837987</text:p>
          </table:table-cell>
          <table:table-cell table:formula="of:=([.N20]-[.D20])/[.D20]" office:value-type="float" office:value="-0.948036099585062" calcext:value-type="float">
            <text:p>-0.9480360996</text:p>
          </table:table-cell>
          <table:table-cell table:formula="of:=([.N20]-[.F20])/[.F20]" office:value-type="float" office:value="-0.416617365500985" calcext:value-type="float">
            <text:p>-0.4166173655</text:p>
          </table:table-cell>
          <table:table-cell table:formula="of:=([.N20]-[.H20])/[.H20]" office:value-type="float" office:value="-0.379933355449158" calcext:value-type="float">
            <text:p>-0.3799333554</text:p>
          </table:table-cell>
          <table:table-cell table:formula="of:=([.N20]-[.J20])/[.J20]" office:value-type="float" office:value="-0.187152342811894" calcext:value-type="float">
            <text:p>-0.1871523428</text:p>
          </table:table-cell>
          <table:table-cell table:formula="of:=([.N20]-[.L20])/[.L20]" office:value-type="float" office:value="-0.121171929824561" calcext:value-type="float">
            <text:p>-0.1211719298</text:p>
          </table:table-cell>
          <table:table-cell table:formula="of:=([.N20]-[.N20])/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6.567" calcext:value-type="float">
            <text:p>686.567</text:p>
          </table:table-cell>
          <table:table-cell office:value-type="float" office:value="1.95589" calcext:value-type="float">
            <text:p>1.95589</text:p>
          </table:table-cell>
          <table:table-cell office:value-type="float" office:value="30.1633" calcext:value-type="float">
            <text:p>30.1633</text:p>
          </table:table-cell>
          <table:table-cell office:value-type="float" office:value="1.34844" calcext:value-type="float">
            <text:p>1.34844</text:p>
          </table:table-cell>
          <table:table-cell office:value-type="float" office:value="28.8367" calcext:value-type="float">
            <text:p>28.8367</text:p>
          </table:table-cell>
          <table:table-cell office:value-type="float" office:value="0.8703" calcext:value-type="float">
            <text:p>0.8703</text:p>
          </table:table-cell>
          <table:table-cell office:value-type="float" office:value="21.58" calcext:value-type="float">
            <text:p>21.58</text:p>
          </table:table-cell>
          <table:table-cell office:value-type="float" office:value="0.235089" calcext:value-type="float">
            <text:p>0.235089</text:p>
          </table:table-cell>
          <table:table-cell office:value-type="float" office:value="21.4067" calcext:value-type="float">
            <text:p>21.4067</text:p>
          </table:table-cell>
          <table:table-cell office:value-type="float" office:value="0.405983" calcext:value-type="float">
            <text:p>0.405983</text:p>
          </table:table-cell>
          <table:table-cell office:value-type="float" office:value="18.8333" calcext:value-type="float">
            <text:p>18.8333</text:p>
          </table:table-cell>
          <table:table-cell office:value-type="float" office:value="0.103387" calcext:value-type="float">
            <text:p>0.103387</text:p>
          </table:table-cell>
          <table:table-cell table:formula="of:=([.N21]-[.D21])/[.D21]" office:value-type="float" office:value="-0.97256888257082" calcext:value-type="float">
            <text:p>-0.9725688826</text:p>
          </table:table-cell>
          <table:table-cell table:formula="of:=([.N21]-[.F21])/[.F21]" office:value-type="float" office:value="-0.375622030745973" calcext:value-type="float">
            <text:p>-0.3756220307</text:p>
          </table:table-cell>
          <table:table-cell table:formula="of:=([.N21]-[.H21])/[.H21]" office:value-type="float" office:value="-0.34689822344443" calcext:value-type="float">
            <text:p>-0.3468982234</text:p>
          </table:table-cell>
          <table:table-cell table:formula="of:=([.N21]-[.J21])/[.J21]" office:value-type="float" office:value="-0.127279888785913" calcext:value-type="float">
            <text:p>-0.1272798888</text:p>
          </table:table-cell>
          <table:table-cell table:formula="of:=([.N21]-[.L21])/[.L21]" office:value-type="float" office:value="-0.120214699136252" calcext:value-type="float">
            <text:p>-0.1202146991</text:p>
          </table:table-cell>
          <table:table-cell table:formula="of:=([.N21]-[.N21])/[.N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3.65" calcext:value-type="float">
            <text:p>633.65</text:p>
          </table:table-cell>
          <table:table-cell office:value-type="float" office:value="2.47584" calcext:value-type="float">
            <text:p>2.47584</text:p>
          </table:table-cell>
          <table:table-cell office:value-type="float" office:value="36.5133" calcext:value-type="float">
            <text:p>36.5133</text:p>
          </table:table-cell>
          <table:table-cell office:value-type="float" office:value="0.557215" calcext:value-type="float">
            <text:p>0.557215</text:p>
          </table:table-cell>
          <table:table-cell office:value-type="float" office:value="35.2067" calcext:value-type="float">
            <text:p>35.2067</text:p>
          </table:table-cell>
          <table:table-cell office:value-type="float" office:value="0.71565" calcext:value-type="float">
            <text:p>0.71565</text:p>
          </table:table-cell>
          <table:table-cell office:value-type="float" office:value="24.41" calcext:value-type="float">
            <text:p>24.41</text:p>
          </table:table-cell>
          <table:table-cell office:value-type="float" office:value="1.10384" calcext:value-type="float">
            <text:p>1.10384</text:p>
          </table:table-cell>
          <table:table-cell office:value-type="float" office:value="23.4167" calcext:value-type="float">
            <text:p>23.4167</text:p>
          </table:table-cell>
          <table:table-cell office:value-type="float" office:value="0.054365" calcext:value-type="float">
            <text:p>0.054365</text:p>
          </table:table-cell>
          <table:table-cell office:value-type="float" office:value="18.8867" calcext:value-type="float">
            <text:p>18.8867</text:p>
          </table:table-cell>
          <table:table-cell office:value-type="float" office:value="0.351789" calcext:value-type="float">
            <text:p>0.351789</text:p>
          </table:table-cell>
          <table:table-cell table:formula="of:=([.N22]-[.D22])/[.D22]" office:value-type="float" office:value="-0.970193797837923" calcext:value-type="float">
            <text:p>-0.9701937978</text:p>
          </table:table-cell>
          <table:table-cell table:formula="of:=([.N22]-[.F22])/[.F22]" office:value-type="float" office:value="-0.482744643732558" calcext:value-type="float">
            <text:p>-0.4827446437</text:p>
          </table:table-cell>
          <table:table-cell table:formula="of:=([.N22]-[.H22])/[.H22]" office:value-type="float" office:value="-0.463548131463613" calcext:value-type="float">
            <text:p>-0.4635481315</text:p>
          </table:table-cell>
          <table:table-cell table:formula="of:=([.N22]-[.J22])/[.J22]" office:value-type="float" office:value="-0.226272019664072" calcext:value-type="float">
            <text:p>-0.2262720197</text:p>
          </table:table-cell>
          <table:table-cell table:formula="of:=([.N22]-[.L22])/[.L22]" office:value-type="float" office:value="-0.193451681919314" calcext:value-type="float">
            <text:p>-0.1934516819</text:p>
          </table:table-cell>
          <table:table-cell table:formula="of:=([.N22]-[.N22])/[.N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66.21" calcext:value-type="float">
            <text:p>66.21</text:p>
          </table:table-cell>
          <table:table-cell office:value-type="float" office:value="2.36315" calcext:value-type="float">
            <text:p>2.36315</text:p>
          </table:table-cell>
          <table:table-cell office:value-type="float" office:value="14.12" calcext:value-type="float">
            <text:p>14.12</text:p>
          </table:table-cell>
          <table:table-cell office:value-type="float" office:value="0.418171" calcext:value-type="float">
            <text:p>0.418171</text:p>
          </table:table-cell>
          <table:table-cell office:value-type="float" office:value="13.57" calcext:value-type="float">
            <text:p>13.57</text:p>
          </table:table-cell>
          <table:table-cell office:value-type="float" office:value="0.194422" calcext:value-type="float">
            <text:p>0.194422</text:p>
          </table:table-cell>
          <table:table-cell office:value-type="float" office:value="9.48" calcext:value-type="float">
            <text:p>9.48</text:p>
          </table:table-cell>
          <table:table-cell office:value-type="float" office:value="0.193046" calcext:value-type="float">
            <text:p>0.193046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0.139124" calcext:value-type="float">
            <text:p>0.139124</text:p>
          </table:table-cell>
          <table:table-cell office:value-type="float" office:value="8.47667" calcext:value-type="float">
            <text:p>8.47667</text:p>
          </table:table-cell>
          <table:table-cell office:value-type="float" office:value="0.0188562" calcext:value-type="float">
            <text:p>0.0188562</text:p>
          </table:table-cell>
          <table:table-cell table:formula="of:=([.N23]-[.D23])/[.D23]" office:value-type="float" office:value="-0.871972964808941" calcext:value-type="float">
            <text:p>-0.8719729648</text:p>
          </table:table-cell>
          <table:table-cell table:formula="of:=([.N23]-[.F23])/[.F23]" office:value-type="float" office:value="-0.399669263456091" calcext:value-type="float">
            <text:p>-0.3996692635</text:p>
          </table:table-cell>
          <table:table-cell table:formula="of:=([.N23]-[.H23])/[.H23]" office:value-type="float" office:value="-0.375337509211496" calcext:value-type="float">
            <text:p>-0.3753375092</text:p>
          </table:table-cell>
          <table:table-cell table:formula="of:=([.N23]-[.J23])/[.J23]" office:value-type="float" office:value="-0.105836497890295" calcext:value-type="float">
            <text:p>-0.1058364979</text:p>
          </table:table-cell>
          <table:table-cell table:formula="of:=([.N23]-[.L23])/[.L23]" office:value-type="float" office:value="-0.0702010712244711" calcext:value-type="float">
            <text:p>-0.0702010712</text:p>
          </table:table-cell>
          <table:table-cell table:formula="of:=([.N23]-[.N23])/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51.157" calcext:value-type="float">
            <text:p>251.157</text:p>
          </table:table-cell>
          <table:table-cell office:value-type="float" office:value="13.1914" calcext:value-type="float">
            <text:p>13.1914</text:p>
          </table:table-cell>
          <table:table-cell office:value-type="float" office:value="21.15" calcext:value-type="float">
            <text:p>21.15</text:p>
          </table:table-cell>
          <table:table-cell office:value-type="float" office:value="0.466976" calcext:value-type="float">
            <text:p>0.466976</text:p>
          </table:table-cell>
          <table:table-cell office:value-type="float" office:value="21.9733" calcext:value-type="float">
            <text:p>21.9733</text:p>
          </table:table-cell>
          <table:table-cell office:value-type="float" office:value="0.188385" calcext:value-type="float">
            <text:p>0.188385</text:p>
          </table:table-cell>
          <table:table-cell office:value-type="float" office:value="14.42" calcext:value-type="float">
            <text:p>14.42</text:p>
          </table:table-cell>
          <table:table-cell office:value-type="float" office:value="0.208327" calcext:value-type="float">
            <text:p>0.208327</text:p>
          </table:table-cell>
          <table:table-cell office:value-type="float" office:value="15.07" calcext:value-type="float">
            <text:p>15.07</text:p>
          </table:table-cell>
          <table:table-cell office:value-type="float" office:value="0.0216025" calcext:value-type="float">
            <text:p>0.0216025</text:p>
          </table:table-cell>
          <table:table-cell office:value-type="float" office:value="12.46" calcext:value-type="float">
            <text:p>12.46</text:p>
          </table:table-cell>
          <table:table-cell office:value-type="float" office:value="0.113431" calcext:value-type="float">
            <text:p>0.113431</text:p>
          </table:table-cell>
          <table:table-cell table:formula="of:=([.N24]-[.D24])/[.D24]" office:value-type="float" office:value="-0.950389596945337" calcext:value-type="float">
            <text:p>-0.9503895969</text:p>
          </table:table-cell>
          <table:table-cell table:formula="of:=([.N24]-[.F24])/[.F24]" office:value-type="float" office:value="-0.410874704491726" calcext:value-type="float">
            <text:p>-0.4108747045</text:p>
          </table:table-cell>
          <table:table-cell table:formula="of:=([.N24]-[.H24])/[.H24]" office:value-type="float" office:value="-0.432948168914091" calcext:value-type="float">
            <text:p>-0.4329481689</text:p>
          </table:table-cell>
          <table:table-cell table:formula="of:=([.N24]-[.J24])/[.J24]" office:value-type="float" office:value="-0.135922330097087" calcext:value-type="float">
            <text:p>-0.1359223301</text:p>
          </table:table-cell>
          <table:table-cell table:formula="of:=([.N24]-[.L24])/[.L24]" office:value-type="float" office:value="-0.173191771731918" calcext:value-type="float">
            <text:p>-0.1731917717</text:p>
          </table:table-cell>
          <table:table-cell table:formula="of:=([.N24]-[.N24])/[.N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688.487" calcext:value-type="float">
            <text:p>688.487</text:p>
          </table:table-cell>
          <table:table-cell office:value-type="float" office:value="1.0206" calcext:value-type="float">
            <text:p>1.0206</text:p>
          </table:table-cell>
          <table:table-cell office:value-type="float" office:value="31.15" calcext:value-type="float">
            <text:p>31.15</text:p>
          </table:table-cell>
          <table:table-cell office:value-type="float" office:value="0.724293" calcext:value-type="float">
            <text:p>0.724293</text:p>
          </table:table-cell>
          <table:table-cell office:value-type="float" office:value="29.4167" calcext:value-type="float">
            <text:p>29.4167</text:p>
          </table:table-cell>
          <table:table-cell office:value-type="float" office:value="1.41658" calcext:value-type="float">
            <text:p>1.41658</text:p>
          </table:table-cell>
          <table:table-cell office:value-type="float" office:value="21.48" calcext:value-type="float">
            <text:p>21.48</text:p>
          </table:table-cell>
          <table:table-cell office:value-type="float" office:value="1.13164" calcext:value-type="float">
            <text:p>1.13164</text:p>
          </table:table-cell>
          <table:table-cell office:value-type="float" office:value="21.3033" calcext:value-type="float">
            <text:p>21.3033</text:p>
          </table:table-cell>
          <table:table-cell office:value-type="float" office:value="1.29677" calcext:value-type="float">
            <text:p>1.29677</text:p>
          </table:table-cell>
          <table:table-cell office:value-type="float" office:value="16.9933" calcext:value-type="float">
            <text:p>16.9933</text:p>
          </table:table-cell>
          <table:table-cell office:value-type="float" office:value="0.538537" calcext:value-type="float">
            <text:p>0.538537</text:p>
          </table:table-cell>
          <table:table-cell table:formula="of:=([.N25]-[.D25])/[.D25]" office:value-type="float" office:value="-0.975317907237174" calcext:value-type="float">
            <text:p>-0.9753179072</text:p>
          </table:table-cell>
          <table:table-cell table:formula="of:=([.N25]-[.F25])/[.F25]" office:value-type="float" office:value="-0.454468699839486" calcext:value-type="float">
            <text:p>-0.4544686998</text:p>
          </table:table-cell>
          <table:table-cell table:formula="of:=([.N25]-[.H25])/[.H25]" office:value-type="float" office:value="-0.42232473390965" calcext:value-type="float">
            <text:p>-0.4223247339</text:p>
          </table:table-cell>
          <table:table-cell table:formula="of:=([.N25]-[.J25])/[.J25]" office:value-type="float" office:value="-0.208878026070763" calcext:value-type="float">
            <text:p>-0.2088780261</text:p>
          </table:table-cell>
          <table:table-cell table:formula="of:=([.N25]-[.L25])/[.L25]" office:value-type="float" office:value="-0.202316073096656" calcext:value-type="float">
            <text:p>-0.2023160731</text:p>
          </table:table-cell>
          <table:table-cell table:formula="of:=([.N25]-[.N25])/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615.217" calcext:value-type="float">
            <text:p>615.217</text:p>
          </table:table-cell>
          <table:table-cell office:value-type="float" office:value="24.1033" calcext:value-type="float">
            <text:p>24.1033</text:p>
          </table:table-cell>
          <table:table-cell office:value-type="float" office:value="34.35" calcext:value-type="float">
            <text:p>34.35</text:p>
          </table:table-cell>
          <table:table-cell office:value-type="float" office:value="0.436425" calcext:value-type="float">
            <text:p>0.436425</text:p>
          </table:table-cell>
          <table:table-cell office:value-type="float" office:value="33.6" calcext:value-type="float">
            <text:p>33.6</text:p>
          </table:table-cell>
          <table:table-cell office:value-type="float" office:value="0.678282" calcext:value-type="float">
            <text:p>0.678282</text:p>
          </table:table-cell>
          <table:table-cell office:value-type="float" office:value="23.4933" calcext:value-type="float">
            <text:p>23.4933</text:p>
          </table:table-cell>
          <table:table-cell office:value-type="float" office:value="0.063421" calcext:value-type="float">
            <text:p>0.063421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0.0478423" calcext:value-type="float">
            <text:p>0.0478423</text:p>
          </table:table-cell>
          <table:table-cell office:value-type="float" office:value="19.0333" calcext:value-type="float">
            <text:p>19.0333</text:p>
          </table:table-cell>
          <table:table-cell office:value-type="float" office:value="0.857995" calcext:value-type="float">
            <text:p>0.857995</text:p>
          </table:table-cell>
          <table:table-cell table:formula="of:=([.N26]-[.D26])/[.D26]" office:value-type="float" office:value="-0.969062460887784" calcext:value-type="float">
            <text:p>-0.9690624609</text:p>
          </table:table-cell>
          <table:table-cell table:formula="of:=([.N26]-[.F26])/[.F26]" office:value-type="float" office:value="-0.445901018922853" calcext:value-type="float">
            <text:p>-0.4459010189</text:p>
          </table:table-cell>
          <table:table-cell table:formula="of:=([.N26]-[.H26])/[.H26]" office:value-type="float" office:value="-0.433532738095238" calcext:value-type="float">
            <text:p>-0.4335327381</text:p>
          </table:table-cell>
          <table:table-cell table:formula="of:=([.N26]-[.J26])/[.J26]" office:value-type="float" office:value="-0.189841359025765" calcext:value-type="float">
            <text:p>-0.189841359</text:p>
          </table:table-cell>
          <table:table-cell table:formula="of:=([.N26]-[.L26])/[.L26]" office:value-type="float" office:value="-0.180189260316927" calcext:value-type="float">
            <text:p>-0.1801892603</text:p>
          </table:table-cell>
          <table:table-cell table:formula="of:=([.N26]-[.N26])/[.N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4.587" calcext:value-type="float">
            <text:p>344.587</text:p>
          </table:table-cell>
          <table:table-cell office:value-type="float" office:value="7.10294" calcext:value-type="float">
            <text:p>7.10294</text:p>
          </table:table-cell>
          <table:table-cell office:value-type="float" office:value="28.4867" calcext:value-type="float">
            <text:p>28.4867</text:p>
          </table:table-cell>
          <table:table-cell office:value-type="float" office:value="0.352357" calcext:value-type="float">
            <text:p>0.352357</text:p>
          </table:table-cell>
          <table:table-cell office:value-type="float" office:value="27.7967" calcext:value-type="float">
            <text:p>27.7967</text:p>
          </table:table-cell>
          <table:table-cell office:value-type="float" office:value="1.15511" calcext:value-type="float">
            <text:p>1.15511</text:p>
          </table:table-cell>
          <table:table-cell office:value-type="float" office:value="20.0033" calcext:value-type="float">
            <text:p>20.0033</text:p>
          </table:table-cell>
          <table:table-cell office:value-type="float" office:value="1.17395" calcext:value-type="float">
            <text:p>1.17395</text:p>
          </table:table-cell>
          <table:table-cell office:value-type="float" office:value="18.9867" calcext:value-type="float">
            <text:p>18.9867</text:p>
          </table:table-cell>
          <table:table-cell office:value-type="float" office:value="0.0758654" calcext:value-type="float">
            <text:p>0.0758654</text:p>
          </table:table-cell>
          <table:table-cell office:value-type="float" office:value="16.0433" calcext:value-type="float">
            <text:p>16.0433</text:p>
          </table:table-cell>
          <table:table-cell office:value-type="float" office:value="0.0309121" calcext:value-type="float">
            <text:p>0.0309121</text:p>
          </table:table-cell>
          <table:table-cell table:formula="of:=([.N27]-[.D27])/[.D27]" office:value-type="float" office:value="-0.953441946446035" calcext:value-type="float">
            <text:p>-0.9534419464</text:p>
          </table:table-cell>
          <table:table-cell table:formula="of:=([.N27]-[.F27])/[.F27]" office:value-type="float" office:value="-0.4368143730232" calcext:value-type="float">
            <text:p>-0.436814373</text:p>
          </table:table-cell>
          <table:table-cell table:formula="of:=([.N27]-[.H27])/[.H27]" office:value-type="float" office:value="-0.422834365230405" calcext:value-type="float">
            <text:p>-0.4228343652</text:p>
          </table:table-cell>
          <table:table-cell table:formula="of:=([.N27]-[.J27])/[.J27]" office:value-type="float" office:value="-0.197967335389661" calcext:value-type="float">
            <text:p>-0.1979673354</text:p>
          </table:table-cell>
          <table:table-cell table:formula="of:=([.N27]-[.L27])/[.L27]" office:value-type="float" office:value="-0.155024306488226" calcext:value-type="float">
            <text:p>-0.1550243065</text:p>
          </table:table-cell>
          <table:table-cell table:formula="of:=([.N27]-[.N27])/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7.4" calcext:value-type="float">
            <text:p>1117.4</text:p>
          </table:table-cell>
          <table:table-cell office:value-type="float" office:value="30.9056" calcext:value-type="float">
            <text:p>30.9056</text:p>
          </table:table-cell>
          <table:table-cell office:value-type="float" office:value="49.8867" calcext:value-type="float">
            <text:p>49.8867</text:p>
          </table:table-cell>
          <table:table-cell office:value-type="float" office:value="1.30951" calcext:value-type="float">
            <text:p>1.30951</text:p>
          </table:table-cell>
          <table:table-cell office:value-type="float" office:value="44.09" calcext:value-type="float">
            <text:p>44.09</text:p>
          </table:table-cell>
          <table:table-cell office:value-type="float" office:value="0.413844" calcext:value-type="float">
            <text:p>0.413844</text:p>
          </table:table-cell>
          <table:table-cell office:value-type="float" office:value="30.91" calcext:value-type="float">
            <text:p>30.91</text:p>
          </table:table-cell>
          <table:table-cell office:value-type="float" office:value="1.29406" calcext:value-type="float">
            <text:p>1.29406</text:p>
          </table:table-cell>
          <table:table-cell office:value-type="float" office:value="31.14" calcext:value-type="float">
            <text:p>31.14</text:p>
          </table:table-cell>
          <table:table-cell office:value-type="float" office:value="1.46417" calcext:value-type="float">
            <text:p>1.46417</text:p>
          </table:table-cell>
          <table:table-cell office:value-type="float" office:value="25.1033" calcext:value-type="float">
            <text:p>25.1033</text:p>
          </table:table-cell>
          <table:table-cell office:value-type="float" office:value="1.43815" calcext:value-type="float">
            <text:p>1.43815</text:p>
          </table:table-cell>
          <table:table-cell table:formula="of:=([.N28]-[.D28])/[.D28]" office:value-type="float" office:value="-0.977534186504385" calcext:value-type="float">
            <text:p>-0.9775341865</text:p>
          </table:table-cell>
          <table:table-cell table:formula="of:=([.N28]-[.F28])/[.F28]" office:value-type="float" office:value="-0.496793734602609" calcext:value-type="float">
            <text:p>-0.4967937346</text:p>
          </table:table-cell>
          <table:table-cell table:formula="of:=([.N28]-[.H28])/[.H28]" office:value-type="float" office:value="-0.430635064640508" calcext:value-type="float">
            <text:p>-0.4306350646</text:p>
          </table:table-cell>
          <table:table-cell table:formula="of:=([.N28]-[.J28])/[.J28]" office:value-type="float" office:value="-0.187858298285345" calcext:value-type="float">
            <text:p>-0.1878582983</text:p>
          </table:table-cell>
          <table:table-cell table:formula="of:=([.N28]-[.L28])/[.L28]" office:value-type="float" office:value="-0.193856775850996" calcext:value-type="float">
            <text:p>-0.1938567759</text:p>
          </table:table-cell>
          <table:table-cell table:formula="of:=([.N28]-[.N28])/[.N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59.58" calcext:value-type="float">
            <text:p>2859.58</text:p>
          </table:table-cell>
          <table:table-cell office:value-type="float" office:value="15.6304" calcext:value-type="float">
            <text:p>15.6304</text:p>
          </table:table-cell>
          <table:table-cell office:value-type="float" office:value="68.2467" calcext:value-type="float">
            <text:p>68.2467</text:p>
          </table:table-cell>
          <table:table-cell office:value-type="float" office:value="7.55178" calcext:value-type="float">
            <text:p>7.55178</text:p>
          </table:table-cell>
          <table:table-cell office:value-type="float" office:value="60.69" calcext:value-type="float">
            <text:p>60.69</text:p>
          </table:table-cell>
          <table:table-cell office:value-type="float" office:value="3.30685" calcext:value-type="float">
            <text:p>3.30685</text:p>
          </table:table-cell>
          <table:table-cell office:value-type="float" office:value="48.21" calcext:value-type="float">
            <text:p>48.21</text:p>
          </table:table-cell>
          <table:table-cell office:value-type="float" office:value="2.79347" calcext:value-type="float">
            <text:p>2.79347</text:p>
          </table:table-cell>
          <table:table-cell office:value-type="float" office:value="45.69" calcext:value-type="float">
            <text:p>45.69</text:p>
          </table:table-cell>
          <table:table-cell office:value-type="float" office:value="0.184572" calcext:value-type="float">
            <text:p>0.184572</text:p>
          </table:table-cell>
          <table:table-cell office:value-type="float" office:value="41.2667" calcext:value-type="float">
            <text:p>41.2667</text:p>
          </table:table-cell>
          <table:table-cell office:value-type="float" office:value="0.074087" calcext:value-type="float">
            <text:p>0.074087</text:p>
          </table:table-cell>
          <table:table-cell table:formula="of:=([.N29]-[.D29])/[.D29]" office:value-type="float" office:value="-0.985568964673134" calcext:value-type="float">
            <text:p>-0.9855689647</text:p>
          </table:table-cell>
          <table:table-cell table:formula="of:=([.N29]-[.F29])/[.F29]" office:value-type="float" office:value="-0.395330470191233" calcext:value-type="float">
            <text:p>-0.3953304702</text:p>
          </table:table-cell>
          <table:table-cell table:formula="of:=([.N29]-[.H29])/[.H29]" office:value-type="float" office:value="-0.320041192947767" calcext:value-type="float">
            <text:p>-0.3200411929</text:p>
          </table:table-cell>
          <table:table-cell table:formula="of:=([.N29]-[.J29])/[.J29]" office:value-type="float" office:value="-0.144021987139598" calcext:value-type="float">
            <text:p>-0.1440219871</text:p>
          </table:table-cell>
          <table:table-cell table:formula="of:=([.N29]-[.L29])/[.L29]" office:value-type="float" office:value="-0.0968111184066535" calcext:value-type="float">
            <text:p>-0.0968111184</text:p>
          </table:table-cell>
          <table:table-cell table:formula="of:=([.N29]-[.N29])/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89.8" calcext:value-type="float">
            <text:p>2589.8</text:p>
          </table:table-cell>
          <table:table-cell office:value-type="float" office:value="10.0366" calcext:value-type="float">
            <text:p>10.0366</text:p>
          </table:table-cell>
          <table:table-cell office:value-type="float" office:value="81.96" calcext:value-type="float">
            <text:p>81.96</text:p>
          </table:table-cell>
          <table:table-cell office:value-type="float" office:value="0.489149" calcext:value-type="float">
            <text:p>0.489149</text:p>
          </table:table-cell>
          <table:table-cell office:value-type="float" office:value="70.5733" calcext:value-type="float">
            <text:p>70.5733</text:p>
          </table:table-cell>
          <table:table-cell office:value-type="float" office:value="0.932821" calcext:value-type="float">
            <text:p>0.932821</text:p>
          </table:table-cell>
          <table:table-cell office:value-type="float" office:value="51.6967" calcext:value-type="float">
            <text:p>51.6967</text:p>
          </table:table-cell>
          <table:table-cell office:value-type="float" office:value="1.87176" calcext:value-type="float">
            <text:p>1.87176</text:p>
          </table:table-cell>
          <table:table-cell office:value-type="float" office:value="52.4867" calcext:value-type="float">
            <text:p>52.4867</text:p>
          </table:table-cell>
          <table:table-cell office:value-type="float" office:value="0.261449" calcext:value-type="float">
            <text:p>0.261449</text:p>
          </table:table-cell>
          <table:table-cell office:value-type="float" office:value="43.9333" calcext:value-type="float">
            <text:p>43.9333</text:p>
          </table:table-cell>
          <table:table-cell office:value-type="float" office:value="0.450506" calcext:value-type="float">
            <text:p>0.450506</text:p>
          </table:table-cell>
          <table:table-cell table:formula="of:=([.N30]-[.D30])/[.D30]" office:value-type="float" office:value="-0.983036025947949" calcext:value-type="float">
            <text:p>-0.9830360259</text:p>
          </table:table-cell>
          <table:table-cell table:formula="of:=([.N30]-[.F30])/[.F30]" office:value-type="float" office:value="-0.463966569058077" calcext:value-type="float">
            <text:p>-0.4639665691</text:p>
          </table:table-cell>
          <table:table-cell table:formula="of:=([.N30]-[.H30])/[.H30]" office:value-type="float" office:value="-0.377479868448833" calcext:value-type="float">
            <text:p>-0.3774798684</text:p>
          </table:table-cell>
          <table:table-cell table:formula="of:=([.N30]-[.J30])/[.J30]" office:value-type="float" office:value="-0.15017206127277" calcext:value-type="float">
            <text:p>-0.1501720613</text:p>
          </table:table-cell>
          <table:table-cell table:formula="of:=([.N30]-[.L30])/[.L30]" office:value-type="float" office:value="-0.162963188769726" calcext:value-type="float">
            <text:p>-0.1629631888</text:p>
          </table:table-cell>
          <table:table-cell table:formula="of:=([.N30]-[.N30])/[.N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365.987" calcext:value-type="float">
            <text:p>365.987</text:p>
          </table:table-cell>
          <table:table-cell office:value-type="float" office:value="0.937277" calcext:value-type="float">
            <text:p>0.937277</text:p>
          </table:table-cell>
          <table:table-cell office:value-type="float" office:value="25.7" calcext:value-type="float">
            <text:p>25.7</text:p>
          </table:table-cell>
          <table:table-cell office:value-type="float" office:value="1.4779" calcext:value-type="float">
            <text:p>1.4779</text:p>
          </table:table-cell>
          <table:table-cell office:value-type="float" office:value="26.5167" calcext:value-type="float">
            <text:p>26.5167</text:p>
          </table:table-cell>
          <table:table-cell office:value-type="float" office:value="2.50256" calcext:value-type="float">
            <text:p>2.50256</text:p>
          </table:table-cell>
          <table:table-cell office:value-type="float" office:value="19.4267" calcext:value-type="float">
            <text:p>19.4267</text:p>
          </table:table-cell>
          <table:table-cell office:value-type="float" office:value="0.0694422" calcext:value-type="float">
            <text:p>0.0694422</text:p>
          </table:table-cell>
          <table:table-cell office:value-type="float" office:value="19.77" calcext:value-type="float">
            <text:p>19.77</text:p>
          </table:table-cell>
          <table:table-cell office:value-type="float" office:value="0.0355903" calcext:value-type="float">
            <text:p>0.0355903</text:p>
          </table:table-cell>
          <table:table-cell office:value-type="float" office:value="15.1933" calcext:value-type="float">
            <text:p>15.1933</text:p>
          </table:table-cell>
          <table:table-cell office:value-type="float" office:value="0.479884" calcext:value-type="float">
            <text:p>0.479884</text:p>
          </table:table-cell>
          <table:table-cell table:formula="of:=([.N31]-[.D31])/[.D31]" office:value-type="float" office:value="-0.95848677685273" calcext:value-type="float">
            <text:p>-0.9584867769</text:p>
          </table:table-cell>
          <table:table-cell table:formula="of:=([.N31]-[.F31])/[.F31]" office:value-type="float" office:value="-0.408821011673152" calcext:value-type="float">
            <text:p>-0.4088210117</text:p>
          </table:table-cell>
          <table:table-cell table:formula="of:=([.N31]-[.H31])/[.H31]" office:value-type="float" office:value="-0.427029004363288" calcext:value-type="float">
            <text:p>-0.4270290044</text:p>
          </table:table-cell>
          <table:table-cell table:formula="of:=([.N31]-[.J31])/[.J31]" office:value-type="float" office:value="-0.217916578729275" calcext:value-type="float">
            <text:p>-0.2179165787</text:p>
          </table:table-cell>
          <table:table-cell table:formula="of:=([.N31]-[.L31])/[.L31]" office:value-type="float" office:value="-0.231497218007081" calcext:value-type="float">
            <text:p>-0.231497218</text:p>
          </table:table-cell>
          <table:table-cell table:formula="of:=([.N31]-[.N31])/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152.98" calcext:value-type="float">
            <text:p>1152.98</text:p>
          </table:table-cell>
          <table:table-cell office:value-type="float" office:value="3.17805" calcext:value-type="float">
            <text:p>3.17805</text:p>
          </table:table-cell>
          <table:table-cell office:value-type="float" office:value="48.76" calcext:value-type="float">
            <text:p>48.76</text:p>
          </table:table-cell>
          <table:table-cell office:value-type="float" office:value="0.0216025" calcext:value-type="float">
            <text:p>0.0216025</text:p>
          </table:table-cell>
          <table:table-cell office:value-type="float" office:value="42.0667" calcext:value-type="float">
            <text:p>42.0667</text:p>
          </table:table-cell>
          <table:table-cell office:value-type="float" office:value="4.13752" calcext:value-type="float">
            <text:p>4.13752</text:p>
          </table:table-cell>
          <table:table-cell office:value-type="float" office:value="34.7467" calcext:value-type="float">
            <text:p>34.7467</text:p>
          </table:table-cell>
          <table:table-cell office:value-type="float" office:value="0.00471405" calcext:value-type="float">
            <text:p>0.00471405</text:p>
          </table:table-cell>
          <table:table-cell office:value-type="float" office:value="33.1233" calcext:value-type="float">
            <text:p>33.1233</text:p>
          </table:table-cell>
          <table:table-cell office:value-type="float" office:value="0.0124722" calcext:value-type="float">
            <text:p>0.0124722</text:p>
          </table:table-cell>
          <table:table-cell office:value-type="float" office:value="27.11" calcext:value-type="float">
            <text:p>27.11</text:p>
          </table:table-cell>
          <table:table-cell office:value-type="float" office:value="0.0920145" calcext:value-type="float">
            <text:p>0.0920145</text:p>
          </table:table-cell>
          <table:table-cell table:formula="of:=([.N32]-[.D32])/[.D32]" office:value-type="float" office:value="-0.976487016253534" calcext:value-type="float">
            <text:p>-0.9764870163</text:p>
          </table:table-cell>
          <table:table-cell table:formula="of:=([.N32]-[.F32])/[.F32]" office:value-type="float" office:value="-0.444011484823626" calcext:value-type="float">
            <text:p>-0.4440114848</text:p>
          </table:table-cell>
          <table:table-cell table:formula="of:=([.N32]-[.H32])/[.H32]" office:value-type="float" office:value="-0.355547261848445" calcext:value-type="float">
            <text:p>-0.3555472618</text:p>
          </table:table-cell>
          <table:table-cell table:formula="of:=([.N32]-[.J32])/[.J32]" office:value-type="float" office:value="-0.219782022465443" calcext:value-type="float">
            <text:p>-0.2197820225</text:p>
          </table:table-cell>
          <table:table-cell table:formula="of:=([.N32]-[.L32])/[.L32]" office:value-type="float" office:value="-0.181542901824396" calcext:value-type="float">
            <text:p>-0.1815429018</text:p>
          </table:table-cell>
          <table:table-cell table:formula="of:=([.N32]-[.N32])/[.N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910.54" calcext:value-type="float">
            <text:p>2910.54</text:p>
          </table:table-cell>
          <table:table-cell office:value-type="float" office:value="6.81541" calcext:value-type="float">
            <text:p>6.81541</text:p>
          </table:table-cell>
          <table:table-cell office:value-type="float" office:value="67.66" calcext:value-type="float">
            <text:p>67.66</text:p>
          </table:table-cell>
          <table:table-cell office:value-type="float" office:value="5.00744" calcext:value-type="float">
            <text:p>5.00744</text:p>
          </table:table-cell>
          <table:table-cell office:value-type="float" office:value="61.6633" calcext:value-type="float">
            <text:p>61.6633</text:p>
          </table:table-cell>
          <table:table-cell office:value-type="float" office:value="5.92323" calcext:value-type="float">
            <text:p>5.92323</text:p>
          </table:table-cell>
          <table:table-cell office:value-type="float" office:value="53.4067" calcext:value-type="float">
            <text:p>53.4067</text:p>
          </table:table-cell>
          <table:table-cell office:value-type="float" office:value="0.83284" calcext:value-type="float">
            <text:p>0.83284</text:p>
          </table:table-cell>
          <table:table-cell office:value-type="float" office:value="46.9267" calcext:value-type="float">
            <text:p>46.9267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35.4367" calcext:value-type="float">
            <text:p>35.4367</text:p>
          </table:table-cell>
          <table:table-cell office:value-type="float" office:value="2.35715" calcext:value-type="float">
            <text:p>2.35715</text:p>
          </table:table-cell>
          <table:table-cell table:formula="of:=([.N33]-[.D33])/[.D33]" office:value-type="float" office:value="-0.987824699196712" calcext:value-type="float">
            <text:p>-0.9878246992</text:p>
          </table:table-cell>
          <table:table-cell table:formula="of:=([.N33]-[.F33])/[.F33]" office:value-type="float" office:value="-0.476253325450783" calcext:value-type="float">
            <text:p>-0.4762533255</text:p>
          </table:table-cell>
          <table:table-cell table:formula="of:=([.N33]-[.H33])/[.H33]" office:value-type="float" office:value="-0.425319436358417" calcext:value-type="float">
            <text:p>-0.4253194364</text:p>
          </table:table-cell>
          <table:table-cell table:formula="of:=([.N33]-[.J33])/[.J33]" office:value-type="float" office:value="-0.33647463707737" calcext:value-type="float">
            <text:p>-0.3364746371</text:p>
          </table:table-cell>
          <table:table-cell table:formula="of:=([.N33]-[.L33])/[.L33]" office:value-type="float" office:value="-0.244849946831974" calcext:value-type="float">
            <text:p>-0.2448499468</text:p>
          </table:table-cell>
          <table:table-cell table:formula="of:=([.N33]-[.N33])/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664.78" calcext:value-type="float">
            <text:p>2664.78</text:p>
          </table:table-cell>
          <table:table-cell office:value-type="float" office:value="7.75142" calcext:value-type="float">
            <text:p>7.75142</text:p>
          </table:table-cell>
          <table:table-cell office:value-type="float" office:value="84.0633" calcext:value-type="float">
            <text:p>84.0633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62.9533" calcext:value-type="float">
            <text:p>62.9533</text:p>
          </table:table-cell>
          <table:table-cell office:value-type="float" office:value="1.40746" calcext:value-type="float">
            <text:p>1.40746</text:p>
          </table:table-cell>
          <table:table-cell office:value-type="float" office:value="52.0433" calcext:value-type="float">
            <text:p>52.0433</text:p>
          </table:table-cell>
          <table:table-cell office:value-type="float" office:value="0.302141" calcext:value-type="float">
            <text:p>0.302141</text:p>
          </table:table-cell>
          <table:table-cell office:value-type="float" office:value="48.7433" calcext:value-type="float">
            <text:p>48.7433</text:p>
          </table:table-cell>
          <table:table-cell office:value-type="float" office:value="1.36558" calcext:value-type="float">
            <text:p>1.36558</text:p>
          </table:table-cell>
          <table:table-cell office:value-type="float" office:value="42.3167" calcext:value-type="float">
            <text:p>42.3167</text:p>
          </table:table-cell>
          <table:table-cell office:value-type="float" office:value="1.49872" calcext:value-type="float">
            <text:p>1.49872</text:p>
          </table:table-cell>
          <table:table-cell table:formula="of:=([.N34]-[.D34])/[.D34]" office:value-type="float" office:value="-0.984120002401699" calcext:value-type="float">
            <text:p>-0.9841200024</text:p>
          </table:table-cell>
          <table:table-cell table:formula="of:=([.N34]-[.F34])/[.F34]" office:value-type="float" office:value="-0.496609102902218" calcext:value-type="float">
            <text:p>-0.4966091029</text:p>
          </table:table-cell>
          <table:table-cell table:formula="of:=([.N34]-[.H34])/[.H34]" office:value-type="float" office:value="-0.327808073603767" calcext:value-type="float">
            <text:p>-0.3278080736</text:p>
          </table:table-cell>
          <table:table-cell table:formula="of:=([.N34]-[.J34])/[.J34]" office:value-type="float" office:value="-0.18689437449201" calcext:value-type="float">
            <text:p>-0.1868943745</text:p>
          </table:table-cell>
          <table:table-cell table:formula="of:=([.N34]-[.L34])/[.L34]" office:value-type="float" office:value="-0.131845812655278" calcext:value-type="float">
            <text:p>-0.1318458127</text:p>
          </table:table-cell>
          <table:table-cell table:formula="of:=([.N34]-[.N34])/[.N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9.15" calcext:value-type="float">
            <text:p>939.15</text:p>
          </table:table-cell>
          <table:table-cell office:value-type="float" office:value="2.31954" calcext:value-type="float">
            <text:p>2.31954</text:p>
          </table:table-cell>
          <table:table-cell office:value-type="float" office:value="45.2233" calcext:value-type="float">
            <text:p>45.2233</text:p>
          </table:table-cell>
          <table:table-cell office:value-type="float" office:value="5.00161" calcext:value-type="float">
            <text:p>5.00161</text:p>
          </table:table-cell>
          <table:table-cell office:value-type="float" office:value="40.8" calcext:value-type="float">
            <text:p>40.8</text:p>
          </table:table-cell>
          <table:table-cell office:value-type="float" office:value="3.85391" calcext:value-type="float">
            <text:p>3.85391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office:value-type="float" office:value="0.0216025" calcext:value-type="float">
            <text:p>0.0216025</text:p>
          </table:table-cell>
          <table:table-cell office:value-type="float" office:value="23.54" calcext:value-type="float">
            <text:p>23.54</text:p>
          </table:table-cell>
          <table:table-cell office:value-type="float" office:value="2.36179" calcext:value-type="float">
            <text:p>2.36179</text:p>
          </table:table-cell>
          <table:table-cell table:formula="of:=([.N35]-[.D35])/[.D35]" office:value-type="float" office:value="-0.974934781451312" calcext:value-type="float">
            <text:p>-0.9749347815</text:p>
          </table:table-cell>
          <table:table-cell table:formula="of:=([.N35]-[.F35])/[.F35]" office:value-type="float" office:value="-0.47947186516685" calcext:value-type="float">
            <text:p>-0.4794718652</text:p>
          </table:table-cell>
          <table:table-cell table:formula="of:=([.N35]-[.H35])/[.H35]" office:value-type="float" office:value="-0.423039215686275" calcext:value-type="float">
            <text:p>-0.4230392157</text:p>
          </table:table-cell>
          <table:table-cell table:formula="of:=([.N35]-[.J35])/[.J35]" office:value-type="float" office:value="-0.267123287671233" calcext:value-type="float">
            <text:p>-0.2671232877</text:p>
          </table:table-cell>
          <table:table-cell table:formula="of:=([.N35]-[.L35])/[.L35]" office:value-type="float" office:value="-0.284933171324423" calcext:value-type="float">
            <text:p>-0.2849331713</text:p>
          </table:table-cell>
          <table:table-cell table:formula="of:=([.N35]-[.N35])/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64.39" calcext:value-type="float">
            <text:p>2764.39</text:p>
          </table:table-cell>
          <table:table-cell office:value-type="float" office:value="3.14417" calcext:value-type="float">
            <text:p>3.14417</text:p>
          </table:table-cell>
          <table:table-cell office:value-type="float" office:value="69.07" calcext:value-type="float">
            <text:p>69.07</text:p>
          </table:table-cell>
          <table:table-cell office:value-type="float" office:value="0.608112" calcext:value-type="float">
            <text:p>0.608112</text:p>
          </table:table-cell>
          <table:table-cell office:value-type="float" office:value="69.05" calcext:value-type="float">
            <text:p>69.05</text:p>
          </table:table-cell>
          <table:table-cell office:value-type="float" office:value="1.55925" calcext:value-type="float">
            <text:p>1.55925</text:p>
          </table:table-cell>
          <table:table-cell office:value-type="float" office:value="61.43" calcext:value-type="float">
            <text:p>61.43</text:p>
          </table:table-cell>
          <table:table-cell office:value-type="float" office:value="0.0848528" calcext:value-type="float">
            <text:p>0.0848528</text:p>
          </table:table-cell>
          <table:table-cell office:value-type="float" office:value="49.2667" calcext:value-type="float">
            <text:p>49.2667</text:p>
          </table:table-cell>
          <table:table-cell office:value-type="float" office:value="3.30456" calcext:value-type="float">
            <text:p>3.30456</text:p>
          </table:table-cell>
          <table:table-cell office:value-type="float" office:value="46.1967" calcext:value-type="float">
            <text:p>46.1967</text:p>
          </table:table-cell>
          <table:table-cell office:value-type="float" office:value="0.00471405" calcext:value-type="float">
            <text:p>0.00471405</text:p>
          </table:table-cell>
          <table:table-cell table:formula="of:=([.N36]-[.D36])/[.D36]" office:value-type="float" office:value="-0.983288645958059" calcext:value-type="float">
            <text:p>-0.983288646</text:p>
          </table:table-cell>
          <table:table-cell table:formula="of:=([.N36]-[.F36])/[.F36]" office:value-type="float" office:value="-0.331161140871579" calcext:value-type="float">
            <text:p>-0.3311611409</text:p>
          </table:table-cell>
          <table:table-cell table:formula="of:=([.N36]-[.H36])/[.H36]" office:value-type="float" office:value="-0.330967414916727" calcext:value-type="float">
            <text:p>-0.3309674149</text:p>
          </table:table-cell>
          <table:table-cell table:formula="of:=([.N36]-[.J36])/[.J36]" office:value-type="float" office:value="-0.247978186553801" calcext:value-type="float">
            <text:p>-0.2479781866</text:p>
          </table:table-cell>
          <table:table-cell table:formula="of:=([.N36]-[.L36])/[.L36]" office:value-type="float" office:value="-0.0623138955927635" calcext:value-type="float">
            <text:p>-0.0623138956</text:p>
          </table:table-cell>
          <table:table-cell table:formula="of:=([.N36]-[.N36])/[.N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64.39" calcext:value-type="float">
            <text:p>2764.39</text:p>
          </table:table-cell>
          <table:table-cell office:value-type="float" office:value="3.14417" calcext:value-type="float">
            <text:p>3.14417</text:p>
          </table:table-cell>
          <table:table-cell office:value-type="float" office:value="127.52" calcext:value-type="float">
            <text:p>127.52</text:p>
          </table:table-cell>
          <table:table-cell office:value-type="float" office:value="0.427629" calcext:value-type="float">
            <text:p>0.427629</text:p>
          </table:table-cell>
          <table:table-cell office:value-type="float" office:value="108.7" calcext:value-type="float">
            <text:p>108.7</text:p>
          </table:table-cell>
          <table:table-cell office:value-type="float" office:value="0.0432049" calcext:value-type="float">
            <text:p>0.0432049</text:p>
          </table:table-cell>
          <table:table-cell office:value-type="float" office:value="77.81" calcext:value-type="float">
            <text:p>77.81</text:p>
          </table:table-cell>
          <table:table-cell office:value-type="float" office:value="2.67456" calcext:value-type="float">
            <text:p>2.67456</text:p>
          </table:table-cell>
          <table:table-cell office:value-type="float" office:value="77.4967" calcext:value-type="float">
            <text:p>77.4967</text:p>
          </table:table-cell>
          <table:table-cell office:value-type="float" office:value="0.00942809" calcext:value-type="float">
            <text:p>0.00942809</text:p>
          </table:table-cell>
          <table:table-cell office:value-type="float" office:value="62.97" calcext:value-type="float">
            <text:p>62.97</text:p>
          </table:table-cell>
          <table:table-cell office:value-type="float" office:value="0.0707107" calcext:value-type="float">
            <text:p>0.0707107</text:p>
          </table:table-cell>
          <table:table-cell table:formula="of:=([.N37]-[.D37])/[.D37]" office:value-type="float" office:value="-0.977221014401007" calcext:value-type="float">
            <text:p>-0.9772210144</text:p>
          </table:table-cell>
          <table:table-cell table:formula="of:=([.N37]-[.F37])/[.F37]" office:value-type="float" office:value="-0.506195106649937" calcext:value-type="float">
            <text:p>-0.5061951066</text:p>
          </table:table-cell>
          <table:table-cell table:formula="of:=([.N37]-[.H37])/[.H37]" office:value-type="float" office:value="-0.420699172033119" calcext:value-type="float">
            <text:p>-0.420699172</text:p>
          </table:table-cell>
          <table:table-cell table:formula="of:=([.N37]-[.J37])/[.J37]" office:value-type="float" office:value="-0.190720987019663" calcext:value-type="float">
            <text:p>-0.190720987</text:p>
          </table:table-cell>
          <table:table-cell table:formula="of:=([.N37]-[.L37])/[.L37]" office:value-type="float" office:value="-0.187449272033519" calcext:value-type="float">
            <text:p>-0.187449272</text:p>
          </table:table-cell>
          <table:table-cell table:formula="of:=([.N37]-[.N37])/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64.39" calcext:value-type="float">
            <text:p>2764.39</text:p>
          </table:table-cell>
          <table:table-cell office:value-type="float" office:value="3.14417" calcext:value-type="float">
            <text:p>3.14417</text:p>
          </table:table-cell>
          <table:table-cell office:value-type="float" office:value="114.31" calcext:value-type="float">
            <text:p>114.31</text:p>
          </table:table-cell>
          <table:table-cell office:value-type="float" office:value="3.33255" calcext:value-type="float">
            <text:p>3.33255</text:p>
          </table:table-cell>
          <table:table-cell office:value-type="float" office:value="99.33" calcext:value-type="float">
            <text:p>99.33</text:p>
          </table:table-cell>
          <table:table-cell office:value-type="float" office:value="3.00554" calcext:value-type="float">
            <text:p>3.00554</text:p>
          </table:table-cell>
          <table:table-cell office:value-type="float" office:value="83.96" calcext:value-type="float">
            <text:p>83.96</text:p>
          </table:table-cell>
          <table:table-cell office:value-type="float" office:value="5.22158" calcext:value-type="float">
            <text:p>5.22158</text:p>
          </table:table-cell>
          <table:table-cell office:value-type="float" office:value="67.3433" calcext:value-type="float">
            <text:p>67.3433</text:p>
          </table:table-cell>
          <table:table-cell office:value-type="float" office:value="5.82967" calcext:value-type="float">
            <text:p>5.82967</text:p>
          </table:table-cell>
          <table:table-cell office:value-type="float" office:value="62.3767" calcext:value-type="float">
            <text:p>62.3767</text:p>
          </table:table-cell>
          <table:table-cell office:value-type="float" office:value="4.09888" calcext:value-type="float">
            <text:p>4.09888</text:p>
          </table:table-cell>
          <table:table-cell table:formula="of:=([.N38]-[.D38])/[.D38]" office:value-type="float" office:value="-0.977435636795098" calcext:value-type="float">
            <text:p>-0.9774356368</text:p>
          </table:table-cell>
          <table:table-cell table:formula="of:=([.N38]-[.F38])/[.F38]" office:value-type="float" office:value="-0.454319832035692" calcext:value-type="float">
            <text:p>-0.454319832</text:p>
          </table:table-cell>
          <table:table-cell table:formula="of:=([.N38]-[.H38])/[.H38]" office:value-type="float" office:value="-0.372025571327897" calcext:value-type="float">
            <text:p>-0.3720255713</text:p>
          </table:table-cell>
          <table:table-cell table:formula="of:=([.N38]-[.J38])/[.J38]" office:value-type="float" office:value="-0.257066460219152" calcext:value-type="float">
            <text:p>-0.2570664602</text:p>
          </table:table-cell>
          <table:table-cell table:formula="of:=([.N38]-[.L38])/[.L38]" office:value-type="float" office:value="-0.0737504696087064" calcext:value-type="float">
            <text:p>-0.0737504696</text:p>
          </table:table-cell>
          <table:table-cell table:formula="of:=([.N38]-[.N38])/[.N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928.94" calcext:value-type="float">
            <text:p>928.94</text:p>
          </table:table-cell>
          <table:table-cell office:value-type="float" office:value="9.75435" calcext:value-type="float">
            <text:p>9.75435</text:p>
          </table:table-cell>
          <table:table-cell office:value-type="float" office:value="42.15" calcext:value-type="float">
            <text:p>42.15</text:p>
          </table:table-cell>
          <table:table-cell office:value-type="float" office:value="2.48923" calcext:value-type="float">
            <text:p>2.48923</text:p>
          </table:table-cell>
          <table:table-cell office:value-type="float" office:value="38.0533" calcext:value-type="float">
            <text:p>38.0533</text:p>
          </table:table-cell>
          <table:table-cell office:value-type="float" office:value="0.111156" calcext:value-type="float">
            <text:p>0.111156</text:p>
          </table:table-cell>
          <table:table-cell office:value-type="float" office:value="27.6933" calcext:value-type="float">
            <text:p>27.6933</text:p>
          </table:table-cell>
          <table:table-cell office:value-type="float" office:value="2.87061" calcext:value-type="float">
            <text:p>2.87061</text:p>
          </table:table-cell>
          <table:table-cell office:value-type="float" office:value="31.75" calcext:value-type="float">
            <text:p>31.75</text:p>
          </table:table-cell>
          <table:table-cell office:value-type="float" office:value="0.113431" calcext:value-type="float">
            <text:p>0.113431</text:p>
          </table:table-cell>
          <table:table-cell office:value-type="float" office:value="22.92" calcext:value-type="float">
            <text:p>22.92</text:p>
          </table:table-cell>
          <table:table-cell office:value-type="float" office:value="2.27439" calcext:value-type="float">
            <text:p>2.27439</text:p>
          </table:table-cell>
          <table:table-cell table:formula="of:=([.N39]-[.D39])/[.D39]" office:value-type="float" office:value="-0.975326716472539" calcext:value-type="float">
            <text:p>-0.9753267165</text:p>
          </table:table-cell>
          <table:table-cell table:formula="of:=([.N39]-[.F39])/[.F39]" office:value-type="float" office:value="-0.456227758007117" calcext:value-type="float">
            <text:p>-0.456227758</text:p>
          </table:table-cell>
          <table:table-cell table:formula="of:=([.N39]-[.H39])/[.H39]" office:value-type="float" office:value="-0.39768692859752" calcext:value-type="float">
            <text:p>-0.3976869286</text:p>
          </table:table-cell>
          <table:table-cell table:formula="of:=([.N39]-[.J39])/[.J39]" office:value-type="float" office:value="-0.17236299032618" calcext:value-type="float">
            <text:p>-0.1723629903</text:p>
          </table:table-cell>
          <table:table-cell table:formula="of:=([.N39]-[.L39])/[.L39]" office:value-type="float" office:value="-0.278110236220472" calcext:value-type="float">
            <text:p>-0.2781102362</text:p>
          </table:table-cell>
          <table:table-cell table:formula="of:=([.N39]-[.N39])/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755.09" calcext:value-type="float">
            <text:p>2755.09</text:p>
          </table:table-cell>
          <table:table-cell office:value-type="float" office:value="9.93551" calcext:value-type="float">
            <text:p>9.93551</text:p>
          </table:table-cell>
          <table:table-cell office:value-type="float" office:value="66.4433" calcext:value-type="float">
            <text:p>66.4433</text:p>
          </table:table-cell>
          <table:table-cell office:value-type="float" office:value="1.97518" calcext:value-type="float">
            <text:p>1.97518</text:p>
          </table:table-cell>
          <table:table-cell office:value-type="float" office:value="76.69" calcext:value-type="float">
            <text:p>76.69</text:p>
          </table:table-cell>
          <table:table-cell office:value-type="float" office:value="1.6472" calcext:value-type="float">
            <text:p>1.6472</text:p>
          </table:table-cell>
          <table:table-cell office:value-type="float" office:value="48.1967" calcext:value-type="float">
            <text:p>48.1967</text:p>
          </table:table-cell>
          <table:table-cell office:value-type="float" office:value="1.22097" calcext:value-type="float">
            <text:p>1.22097</text:p>
          </table:table-cell>
          <table:table-cell office:value-type="float" office:value="55.8633" calcext:value-type="float">
            <text:p>55.8633</text:p>
          </table:table-cell>
          <table:table-cell office:value-type="float" office:value="0.133" calcext:value-type="float">
            <text:p>0.133</text:p>
          </table:table-cell>
          <table:table-cell office:value-type="float" office:value="45.4433" calcext:value-type="float">
            <text:p>45.4433</text:p>
          </table:table-cell>
          <table:table-cell office:value-type="float" office:value="0.0124722" calcext:value-type="float">
            <text:p>0.0124722</text:p>
          </table:table-cell>
          <table:table-cell table:formula="of:=([.N40]-[.D40])/[.D40]" office:value-type="float" office:value="-0.983505693098955" calcext:value-type="float">
            <text:p>-0.9835056931</text:p>
          </table:table-cell>
          <table:table-cell table:formula="of:=([.N40]-[.F40])/[.F40]" office:value-type="float" office:value="-0.316058955530505" calcext:value-type="float">
            <text:p>-0.3160589555</text:p>
          </table:table-cell>
          <table:table-cell table:formula="of:=([.N40]-[.H40])/[.H40]" office:value-type="float" office:value="-0.407441648194028" calcext:value-type="float">
            <text:p>-0.4074416482</text:p>
          </table:table-cell>
          <table:table-cell table:formula="of:=([.N40]-[.J40])/[.J40]" office:value-type="float" office:value="-0.0571283926077926" calcext:value-type="float">
            <text:p>-0.0571283926</text:p>
          </table:table-cell>
          <table:table-cell table:formula="of:=([.N40]-[.L40])/[.L40]" office:value-type="float" office:value="-0.186526753700551" calcext:value-type="float">
            <text:p>-0.1865267537</text:p>
          </table:table-cell>
          <table:table-cell table:formula="of:=([.N40]-[.N40])/[.N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755.09" calcext:value-type="float">
            <text:p>2755.09</text:p>
          </table:table-cell>
          <table:table-cell office:value-type="float" office:value="9.93551" calcext:value-type="float">
            <text:p>9.93551</text:p>
          </table:table-cell>
          <table:table-cell office:value-type="float" office:value="127.697" calcext:value-type="float">
            <text:p>127.697</text:p>
          </table:table-cell>
          <table:table-cell office:value-type="float" office:value="1.15014" calcext:value-type="float">
            <text:p>1.15014</text:p>
          </table:table-cell>
          <table:table-cell office:value-type="float" office:value="93.2133" calcext:value-type="float">
            <text:p>93.2133</text:p>
          </table:table-cell>
          <table:table-cell office:value-type="float" office:value="0.289866" calcext:value-type="float">
            <text:p>0.289866</text:p>
          </table:table-cell>
          <table:table-cell office:value-type="float" office:value="74.2367" calcext:value-type="float">
            <text:p>74.2367</text:p>
          </table:table-cell>
          <table:table-cell office:value-type="float" office:value="7.46528" calcext:value-type="float">
            <text:p>7.46528</text:p>
          </table:table-cell>
          <table:table-cell office:value-type="float" office:value="75.9333" calcext:value-type="float">
            <text:p>75.9333</text:p>
          </table:table-cell>
          <table:table-cell office:value-type="float" office:value="1.89542" calcext:value-type="float">
            <text:p>1.89542</text:p>
          </table:table-cell>
          <table:table-cell office:value-type="float" office:value="53.58" calcext:value-type="float">
            <text:p>53.58</text:p>
          </table:table-cell>
          <table:table-cell office:value-type="float" office:value="5.014" calcext:value-type="float">
            <text:p>5.014</text:p>
          </table:table-cell>
          <table:table-cell table:formula="of:=([.N41]-[.D41])/[.D41]" office:value-type="float" office:value="-0.980552359451052" calcext:value-type="float">
            <text:p>-0.9805523595</text:p>
          </table:table-cell>
          <table:table-cell table:formula="of:=([.N41]-[.F41])/[.F41]" office:value-type="float" office:value="-0.580413008919552" calcext:value-type="float">
            <text:p>-0.5804130089</text:p>
          </table:table-cell>
          <table:table-cell table:formula="of:=([.N41]-[.H41])/[.H41]" office:value-type="float" office:value="-0.425189323841126" calcext:value-type="float">
            <text:p>-0.4251893238</text:p>
          </table:table-cell>
          <table:table-cell table:formula="of:=([.N41]-[.J41])/[.J41]" office:value-type="float" office:value="-0.278254556034953" calcext:value-type="float">
            <text:p>-0.278254556</text:p>
          </table:table-cell>
          <table:table-cell table:formula="of:=([.N41]-[.L41])/[.L41]" office:value-type="float" office:value="-0.294380726242637" calcext:value-type="float">
            <text:p>-0.2943807262</text:p>
          </table:table-cell>
          <table:table-cell table:formula="of:=([.N41]-[.N41])/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755.09" calcext:value-type="float">
            <text:p>2755.09</text:p>
          </table:table-cell>
          <table:table-cell office:value-type="float" office:value="9.93551" calcext:value-type="float">
            <text:p>9.93551</text:p>
          </table:table-cell>
          <table:table-cell office:value-type="float" office:value="121.92" calcext:value-type="float">
            <text:p>121.92</text:p>
          </table:table-cell>
          <table:table-cell office:value-type="float" office:value="1.84859" calcext:value-type="float">
            <text:p>1.84859</text:p>
          </table:table-cell>
          <table:table-cell office:value-type="float" office:value="97.3833" calcext:value-type="float">
            <text:p>97.3833</text:p>
          </table:table-cell>
          <table:table-cell office:value-type="float" office:value="3.10673" calcext:value-type="float">
            <text:p>3.10673</text:p>
          </table:table-cell>
          <table:table-cell office:value-type="float" office:value="85.89" calcext:value-type="float">
            <text:p>85.89</text:p>
          </table:table-cell>
          <table:table-cell office:value-type="float" office:value="6.27913" calcext:value-type="float">
            <text:p>6.27913</text:p>
          </table:table-cell>
          <table:table-cell office:value-type="float" office:value="81.38" calcext:value-type="float">
            <text:p>81.38</text:p>
          </table:table-cell>
          <table:table-cell office:value-type="float" office:value="0.00816497" calcext:value-type="float">
            <text:p>0.00816497</text:p>
          </table:table-cell>
          <table:table-cell office:value-type="float" office:value="61.5667" calcext:value-type="float">
            <text:p>61.5667</text:p>
          </table:table-cell>
          <table:table-cell office:value-type="float" office:value="7.82297" calcext:value-type="float">
            <text:p>7.82297</text:p>
          </table:table-cell>
          <table:table-cell table:formula="of:=([.N42]-[.D42])/[.D42]" office:value-type="float" office:value="-0.977653470485538" calcext:value-type="float">
            <text:p>-0.9776534705</text:p>
          </table:table-cell>
          <table:table-cell table:formula="of:=([.N42]-[.F42])/[.F42]" office:value-type="float" office:value="-0.495023786089239" calcext:value-type="float">
            <text:p>-0.4950237861</text:p>
          </table:table-cell>
          <table:table-cell table:formula="of:=([.N42]-[.H42])/[.H42]" office:value-type="float" office:value="-0.367789959880185" calcext:value-type="float">
            <text:p>-0.3677899599</text:p>
          </table:table-cell>
          <table:table-cell table:formula="of:=([.N42]-[.J42])/[.J42]" office:value-type="float" office:value="-0.283191291186401" calcext:value-type="float">
            <text:p>-0.2831912912</text:p>
          </table:table-cell>
          <table:table-cell table:formula="of:=([.N42]-[.L42])/[.L42]" office:value-type="float" office:value="-0.243466453674121" calcext:value-type="float">
            <text:p>-0.2434664537</text:p>
          </table:table-cell>
          <table:table-cell table:formula="of:=([.N42]-[.N42])/[.N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22.24" calcext:value-type="float">
            <text:p>1622.24</text:p>
          </table:table-cell>
          <table:table-cell office:value-type="float" office:value="3.52051" calcext:value-type="float">
            <text:p>3.52051</text:p>
          </table:table-cell>
          <table:table-cell office:value-type="float" office:value="67.9333" calcext:value-type="float">
            <text:p>67.9333</text:p>
          </table:table-cell>
          <table:table-cell office:value-type="float" office:value="0.0124722" calcext:value-type="float">
            <text:p>0.0124722</text:p>
          </table:table-cell>
          <table:table-cell office:value-type="float" office:value="54.58" calcext:value-type="float">
            <text:p>54.58</text:p>
          </table:table-cell>
          <table:table-cell office:value-type="float" office:value="3.37409" calcext:value-type="float">
            <text:p>3.37409</text:p>
          </table:table-cell>
          <table:table-cell office:value-type="float" office:value="47.79" calcext:value-type="float">
            <text:p>47.79</text:p>
          </table:table-cell>
          <table:table-cell office:value-type="float" office:value="0.292233" calcext:value-type="float">
            <text:p>0.292233</text:p>
          </table:table-cell>
          <table:table-cell office:value-type="float" office:value="43.46" calcext:value-type="float">
            <text:p>43.46</text:p>
          </table:table-cell>
          <table:table-cell office:value-type="float" office:value="0.855258" calcext:value-type="float">
            <text:p>0.855258</text:p>
          </table:table-cell>
          <table:table-cell office:value-type="float" office:value="36.7767" calcext:value-type="float">
            <text:p>36.7767</text:p>
          </table:table-cell>
          <table:table-cell office:value-type="float" office:value="0.266625" calcext:value-type="float">
            <text:p>0.266625</text:p>
          </table:table-cell>
          <table:table-cell table:formula="of:=([.N43]-[.D43])/[.D43]" office:value-type="float" office:value="-0.977329679948713" calcext:value-type="float">
            <text:p>-0.9773296799</text:p>
          </table:table-cell>
          <table:table-cell table:formula="of:=([.N43]-[.F43])/[.F43]" office:value-type="float" office:value="-0.458635161253759" calcext:value-type="float">
            <text:p>-0.4586351613</text:p>
          </table:table-cell>
          <table:table-cell table:formula="of:=([.N43]-[.H43])/[.H43]" office:value-type="float" office:value="-0.326187248076218" calcext:value-type="float">
            <text:p>-0.3261872481</text:p>
          </table:table-cell>
          <table:table-cell table:formula="of:=([.N43]-[.J43])/[.J43]" office:value-type="float" office:value="-0.23045197740113" calcext:value-type="float">
            <text:p>-0.2304519774</text:p>
          </table:table-cell>
          <table:table-cell table:formula="of:=([.N43]-[.L43])/[.L43]" office:value-type="float" office:value="-0.153780487804878" calcext:value-type="float">
            <text:p>-0.1537804878</text:p>
          </table:table-cell>
          <table:table-cell table:formula="of:=([.N43]-[.N43])/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22.24" calcext:value-type="float">
            <text:p>1622.24</text:p>
          </table:table-cell>
          <table:table-cell office:value-type="float" office:value="3.52051" calcext:value-type="float">
            <text:p>3.52051</text:p>
          </table:table-cell>
          <table:table-cell office:value-type="float" office:value="116.403" calcext:value-type="float">
            <text:p>116.403</text:p>
          </table:table-cell>
          <table:table-cell office:value-type="float" office:value="0.49493" calcext:value-type="float">
            <text:p>0.49493</text:p>
          </table:table-cell>
          <table:table-cell office:value-type="float" office:value="106.04" calcext:value-type="float">
            <text:p>106.04</text:p>
          </table:table-cell>
          <table:table-cell office:value-type="float" office:value="4.9906" calcext:value-type="float">
            <text:p>4.9906</text:p>
          </table:table-cell>
          <table:table-cell office:value-type="float" office:value="73.2767" calcext:value-type="float">
            <text:p>73.2767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67.9267" calcext:value-type="float">
            <text:p>67.9267</text:p>
          </table:table-cell>
          <table:table-cell office:value-type="float" office:value="8.2577" calcext:value-type="float">
            <text:p>8.2577</text:p>
          </table:table-cell>
          <table:table-cell office:value-type="float" office:value="62.9433" calcext:value-type="float">
            <text:p>62.9433</text:p>
          </table:table-cell>
          <table:table-cell office:value-type="float" office:value="0.063421" calcext:value-type="float">
            <text:p>0.063421</text:p>
          </table:table-cell>
          <table:table-cell table:formula="of:=([.N44]-[.D44])/[.D44]" office:value-type="float" office:value="-0.961199760824539" calcext:value-type="float">
            <text:p>-0.9611997608</text:p>
          </table:table-cell>
          <table:table-cell table:formula="of:=([.N44]-[.F44])/[.F44]" office:value-type="float" office:value="-0.459263936496482" calcext:value-type="float">
            <text:p>-0.4592639365</text:p>
          </table:table-cell>
          <table:table-cell table:formula="of:=([.N44]-[.H44])/[.H44]" office:value-type="float" office:value="-0.406419275745002" calcext:value-type="float">
            <text:p>-0.4064192757</text:p>
          </table:table-cell>
          <table:table-cell table:formula="of:=([.N44]-[.J44])/[.J44]" office:value-type="float" office:value="-0.141018905054403" calcext:value-type="float">
            <text:p>-0.1410189051</text:p>
          </table:table-cell>
          <table:table-cell table:formula="of:=([.N44]-[.L44])/[.L44]" office:value-type="float" office:value="-0.0733643766000703" calcext:value-type="float">
            <text:p>-0.0733643766</text:p>
          </table:table-cell>
          <table:table-cell table:formula="of:=([.N44]-[.N44])/[.N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22.24" calcext:value-type="float">
            <text:p>1622.24</text:p>
          </table:table-cell>
          <table:table-cell office:value-type="float" office:value="3.52051" calcext:value-type="float">
            <text:p>3.52051</text:p>
          </table:table-cell>
          <table:table-cell office:value-type="float" office:value="153.93" calcext:value-type="float">
            <text:p>153.93</text:p>
          </table:table-cell>
          <table:table-cell office:value-type="float" office:value="8.8911" calcext:value-type="float">
            <text:p>8.8911</text:p>
          </table:table-cell>
          <table:table-cell office:value-type="float" office:value="136.243" calcext:value-type="float">
            <text:p>136.243</text:p>
          </table:table-cell>
          <table:table-cell office:value-type="float" office:value="9.74993" calcext:value-type="float">
            <text:p>9.74993</text:p>
          </table:table-cell>
          <table:table-cell office:value-type="float" office:value="123.587" calcext:value-type="float">
            <text:p>123.587</text:p>
          </table:table-cell>
          <table:table-cell office:value-type="float" office:value="0.359753" calcext:value-type="float">
            <text:p>0.359753</text:p>
          </table:table-cell>
          <table:table-cell office:value-type="float" office:value="111.44" calcext:value-type="float">
            <text:p>111.44</text:p>
          </table:table-cell>
          <table:table-cell office:value-type="float" office:value="2.83056" calcext:value-type="float">
            <text:p>2.83056</text:p>
          </table:table-cell>
          <table:table-cell office:value-type="float" office:value="91.3933" calcext:value-type="float">
            <text:p>91.3933</text:p>
          </table:table-cell>
          <table:table-cell office:value-type="float" office:value="0.0188562" calcext:value-type="float">
            <text:p>0.0188562</text:p>
          </table:table-cell>
          <table:table-cell table:formula="of:=([.N45]-[.D45])/[.D45]" office:value-type="float" office:value="-0.943662281783213" calcext:value-type="float">
            <text:p>-0.9436622818</text:p>
          </table:table-cell>
          <table:table-cell table:formula="of:=([.N45]-[.F45])/[.F45]" office:value-type="float" office:value="-0.406267134411746" calcext:value-type="float">
            <text:p>-0.4062671344</text:p>
          </table:table-cell>
          <table:table-cell table:formula="of:=([.N45]-[.H45])/[.H45]" office:value-type="float" office:value="-0.329189022555287" calcext:value-type="float">
            <text:p>-0.3291890226</text:p>
          </table:table-cell>
          <table:table-cell table:formula="of:=([.N45]-[.J45])/[.J45]" office:value-type="float" office:value="-0.260494226739058" calcext:value-type="float">
            <text:p>-0.2604942267</text:p>
          </table:table-cell>
          <table:table-cell table:formula="of:=([.N45]-[.L45])/[.L45]" office:value-type="float" office:value="-0.179887832017229" calcext:value-type="float">
            <text:p>-0.179887832</text:p>
          </table:table-cell>
          <table:table-cell table:formula="of:=([.N45]-[.N45])/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22.24" calcext:value-type="float">
            <text:p>1622.24</text:p>
          </table:table-cell>
          <table:table-cell office:value-type="float" office:value="3.52051" calcext:value-type="float">
            <text:p>3.52051</text:p>
          </table:table-cell>
          <table:table-cell office:value-type="float" office:value="193.62" calcext:value-type="float">
            <text:p>193.62</text:p>
          </table:table-cell>
          <table:table-cell office:value-type="float" office:value="0.428719" calcext:value-type="float">
            <text:p>0.428719</text:p>
          </table:table-cell>
          <table:table-cell office:value-type="float" office:value="150.423" calcext:value-type="float">
            <text:p>150.423</text:p>
          </table:table-cell>
          <table:table-cell office:value-type="float" office:value="15.535" calcext:value-type="float">
            <text:p>15.535</text:p>
          </table:table-cell>
          <table:table-cell office:value-type="float" office:value="129.75" calcext:value-type="float">
            <text:p>129.75</text:p>
          </table:table-cell>
          <table:table-cell office:value-type="float" office:value="0.905097" calcext:value-type="float">
            <text:p>0.905097</text:p>
          </table:table-cell>
          <table:table-cell office:value-type="float" office:value="117.913" calcext:value-type="float">
            <text:p>117.913</text:p>
          </table:table-cell>
          <table:table-cell office:value-type="float" office:value="0.436068" calcext:value-type="float">
            <text:p>0.436068</text:p>
          </table:table-cell>
          <table:table-cell office:value-type="float" office:value="98.0167" calcext:value-type="float">
            <text:p>98.0167</text:p>
          </table:table-cell>
          <table:table-cell office:value-type="float" office:value="0.122293" calcext:value-type="float">
            <text:p>0.122293</text:p>
          </table:table-cell>
          <table:table-cell table:formula="of:=([.N46]-[.D46])/[.D46]" office:value-type="float" office:value="-0.939579408718809" calcext:value-type="float">
            <text:p>-0.9395794087</text:p>
          </table:table-cell>
          <table:table-cell table:formula="of:=([.N46]-[.F46])/[.F46]" office:value-type="float" office:value="-0.493767689288297" calcext:value-type="float">
            <text:p>-0.4937676893</text:p>
          </table:table-cell>
          <table:table-cell table:formula="of:=([.N46]-[.H46])/[.H46]" office:value-type="float" office:value="-0.348392865452757" calcext:value-type="float">
            <text:p>-0.3483928655</text:p>
          </table:table-cell>
          <table:table-cell table:formula="of:=([.N46]-[.J46])/[.J46]" office:value-type="float" office:value="-0.244572639691715" calcext:value-type="float">
            <text:p>-0.2445726397</text:p>
          </table:table-cell>
          <table:table-cell table:formula="of:=([.N46]-[.L46])/[.L46]" office:value-type="float" office:value="-0.168737119740826" calcext:value-type="float">
            <text:p>-0.1687371197</text:p>
          </table:table-cell>
          <table:table-cell table:formula="of:=([.N46]-[.N46])/[.N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627.68" calcext:value-type="float">
            <text:p>1627.68</text:p>
          </table:table-cell>
          <table:table-cell office:value-type="float" office:value="35.0014" calcext:value-type="float">
            <text:p>35.0014</text:p>
          </table:table-cell>
          <table:table-cell office:value-type="float" office:value="55.2333" calcext:value-type="float">
            <text:p>55.2333</text:p>
          </table:table-cell>
          <table:table-cell office:value-type="float" office:value="3.08535" calcext:value-type="float">
            <text:p>3.08535</text:p>
          </table:table-cell>
          <table:table-cell office:value-type="float" office:value="51.4867" calcext:value-type="float">
            <text:p>51.4867</text:p>
          </table:table-cell>
          <table:table-cell office:value-type="float" office:value="1.14316" calcext:value-type="float">
            <text:p>1.14316</text:p>
          </table:table-cell>
          <table:table-cell office:value-type="float" office:value="43.9667" calcext:value-type="float">
            <text:p>43.9667</text:p>
          </table:table-cell>
          <table:table-cell office:value-type="float" office:value="0.230988" calcext:value-type="float">
            <text:p>0.230988</text:p>
          </table:table-cell>
          <table:table-cell office:value-type="float" office:value="43.5067" calcext:value-type="float">
            <text:p>43.5067</text:p>
          </table:table-cell>
          <table:table-cell office:value-type="float" office:value="1.7442" calcext:value-type="float">
            <text:p>1.7442</text:p>
          </table:table-cell>
          <table:table-cell office:value-type="float" office:value="32.29" calcext:value-type="float">
            <text:p>32.29</text:p>
          </table:table-cell>
          <table:table-cell office:value-type="float" office:value="3.56536" calcext:value-type="float">
            <text:p>3.56536</text:p>
          </table:table-cell>
          <table:table-cell table:formula="of:=([.N47]-[.D47])/[.D47]" office:value-type="float" office:value="-0.980161948294505" calcext:value-type="float">
            <text:p>-0.9801619483</text:p>
          </table:table-cell>
          <table:table-cell table:formula="of:=([.N47]-[.F47])/[.F47]" office:value-type="float" office:value="-0.415388904881657" calcext:value-type="float">
            <text:p>-0.4153889049</text:p>
          </table:table-cell>
          <table:table-cell table:formula="of:=([.N47]-[.H47])/[.H47]" office:value-type="float" office:value="-0.372847745145834" calcext:value-type="float">
            <text:p>-0.3728477451</text:p>
          </table:table-cell>
          <table:table-cell table:formula="of:=([.N47]-[.J47])/[.J47]" office:value-type="float" office:value="-0.265580541637194" calcext:value-type="float">
            <text:p>-0.2655805416</text:p>
          </table:table-cell>
          <table:table-cell table:formula="of:=([.N47]-[.L47])/[.L47]" office:value-type="float" office:value="-0.257815462905713" calcext:value-type="float">
            <text:p>-0.2578154629</text:p>
          </table:table-cell>
          <table:table-cell table:formula="of:=([.N47]-[.N47])/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627.68" calcext:value-type="float">
            <text:p>1627.68</text:p>
          </table:table-cell>
          <table:table-cell office:value-type="float" office:value="35.0014" calcext:value-type="float">
            <text:p>35.0014</text:p>
          </table:table-cell>
          <table:table-cell office:value-type="float" office:value="115.94" calcext:value-type="float">
            <text:p>115.94</text:p>
          </table:table-cell>
          <table:table-cell office:value-type="float" office:value="0.233381" calcext:value-type="float">
            <text:p>0.233381</text:p>
          </table:table-cell>
          <table:table-cell office:value-type="float" office:value="108.97" calcext:value-type="float">
            <text:p>108.97</text:p>
          </table:table-cell>
          <table:table-cell office:value-type="float" office:value="1.0536" calcext:value-type="float">
            <text:p>1.0536</text:p>
          </table:table-cell>
          <table:table-cell office:value-type="float" office:value="82.1667" calcext:value-type="float">
            <text:p>82.1667</text:p>
          </table:table-cell>
          <table:table-cell office:value-type="float" office:value="0.20854" calcext:value-type="float">
            <text:p>0.20854</text:p>
          </table:table-cell>
          <table:table-cell office:value-type="float" office:value="62.34" calcext:value-type="float">
            <text:p>62.34</text:p>
          </table:table-cell>
          <table:table-cell office:value-type="float" office:value="7.55918" calcext:value-type="float">
            <text:p>7.55918</text:p>
          </table:table-cell>
          <table:table-cell office:value-type="float" office:value="59.2133" calcext:value-type="float">
            <text:p>59.2133</text:p>
          </table:table-cell>
          <table:table-cell office:value-type="float" office:value="2.84507" calcext:value-type="float">
            <text:p>2.84507</text:p>
          </table:table-cell>
          <table:table-cell table:formula="of:=([.N48]-[.D48])/[.D48]" office:value-type="float" office:value="-0.963621043448344" calcext:value-type="float">
            <text:p>-0.9636210434</text:p>
          </table:table-cell>
          <table:table-cell table:formula="of:=([.N48]-[.F48])/[.F48]" office:value-type="float" office:value="-0.489276349836122" calcext:value-type="float">
            <text:p>-0.4892763498</text:p>
          </table:table-cell>
          <table:table-cell table:formula="of:=([.N48]-[.H48])/[.H48]" office:value-type="float" office:value="-0.456609158483986" calcext:value-type="float">
            <text:p>-0.4566091585</text:p>
          </table:table-cell>
          <table:table-cell table:formula="of:=([.N48]-[.J48])/[.J48]" office:value-type="float" office:value="-0.279351610810706" calcext:value-type="float">
            <text:p>-0.2793516108</text:p>
          </table:table-cell>
          <table:table-cell table:formula="of:=([.N48]-[.L48])/[.L48]" office:value-type="float" office:value="-0.0501555983317293" calcext:value-type="float">
            <text:p>-0.0501555983</text:p>
          </table:table-cell>
          <table:table-cell table:formula="of:=([.N48]-[.N48])/[.N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627.68" calcext:value-type="float">
            <text:p>1627.68</text:p>
          </table:table-cell>
          <table:table-cell office:value-type="float" office:value="35.0014" calcext:value-type="float">
            <text:p>35.0014</text:p>
          </table:table-cell>
          <table:table-cell office:value-type="float" office:value="175.507" calcext:value-type="float">
            <text:p>175.507</text:p>
          </table:table-cell>
          <table:table-cell office:value-type="float" office:value="0.428978" calcext:value-type="float">
            <text:p>0.428978</text:p>
          </table:table-cell>
          <table:table-cell office:value-type="float" office:value="151.247" calcext:value-type="float">
            <text:p>151.247</text:p>
          </table:table-cell>
          <table:table-cell office:value-type="float" office:value="0.112645" calcext:value-type="float">
            <text:p>0.112645</text:p>
          </table:table-cell>
          <table:table-cell office:value-type="float" office:value="111.357" calcext:value-type="float">
            <text:p>111.357</text:p>
          </table:table-cell>
          <table:table-cell office:value-type="float" office:value="5.24909" calcext:value-type="float">
            <text:p>5.24909</text:p>
          </table:table-cell>
          <table:table-cell office:value-type="float" office:value="108.28" calcext:value-type="float">
            <text:p>108.28</text:p>
          </table:table-cell>
          <table:table-cell office:value-type="float" office:value="0.00816497" calcext:value-type="float">
            <text:p>0.00816497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4.40292" calcext:value-type="float">
            <text:p>4.40292</text:p>
          </table:table-cell>
          <table:table-cell table:formula="of:=([.N49]-[.D49])/[.D49]" office:value-type="float" office:value="-0.953899599429863" calcext:value-type="float">
            <text:p>-0.9538995994</text:p>
          </table:table-cell>
          <table:table-cell table:formula="of:=([.N49]-[.F49])/[.F49]" office:value-type="float" office:value="-0.572457508817312" calcext:value-type="float">
            <text:p>-0.5724575088</text:p>
          </table:table-cell>
          <table:table-cell table:formula="of:=([.N49]-[.H49])/[.H49]" office:value-type="float" office:value="-0.503879746375135" calcext:value-type="float">
            <text:p>-0.5038797464</text:p>
          </table:table-cell>
          <table:table-cell table:formula="of:=([.N49]-[.J49])/[.J49]" office:value-type="float" office:value="-0.32616090591521" calcext:value-type="float">
            <text:p>-0.3261609059</text:p>
          </table:table-cell>
          <table:table-cell table:formula="of:=([.N49]-[.L49])/[.L49]" office:value-type="float" office:value="-0.307012375323236" calcext:value-type="float">
            <text:p>-0.3070123753</text:p>
          </table:table-cell>
          <table:table-cell table:formula="of:=([.N49]-[.N49])/[.N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627.68" calcext:value-type="float">
            <text:p>1627.68</text:p>
          </table:table-cell>
          <table:table-cell office:value-type="float" office:value="35.0014" calcext:value-type="float">
            <text:p>35.0014</text:p>
          </table:table-cell>
          <table:table-cell office:value-type="float" office:value="191.437" calcext:value-type="float">
            <text:p>191.437</text:p>
          </table:table-cell>
          <table:table-cell office:value-type="float" office:value="1.28961" calcext:value-type="float">
            <text:p>1.28961</text:p>
          </table:table-cell>
          <table:table-cell office:value-type="float" office:value="159.88" calcext:value-type="float">
            <text:p>159.88</text:p>
          </table:table-cell>
          <table:table-cell office:value-type="float" office:value="0.703468" calcext:value-type="float">
            <text:p>0.703468</text:p>
          </table:table-cell>
          <table:table-cell office:value-type="float" office:value="127.34" calcext:value-type="float">
            <text:p>127.34</text:p>
          </table:table-cell>
          <table:table-cell office:value-type="float" office:value="1.02072" calcext:value-type="float">
            <text:p>1.02072</text:p>
          </table:table-cell>
          <table:table-cell office:value-type="float" office:value="108.757" calcext:value-type="float">
            <text:p>108.757</text:p>
          </table:table-cell>
          <table:table-cell office:value-type="float" office:value="12.1599" calcext:value-type="float">
            <text:p>12.1599</text:p>
          </table:table-cell>
          <table:table-cell office:value-type="float" office:value="85.43" calcext:value-type="float">
            <text:p>85.43</text:p>
          </table:table-cell>
          <table:table-cell office:value-type="float" office:value="8.32265" calcext:value-type="float">
            <text:p>8.32265</text:p>
          </table:table-cell>
          <table:table-cell table:formula="of:=([.N50]-[.D50])/[.D50]" office:value-type="float" office:value="-0.947514253415905" calcext:value-type="float">
            <text:p>-0.9475142534</text:p>
          </table:table-cell>
          <table:table-cell table:formula="of:=([.N50]-[.F50])/[.F50]" office:value-type="float" office:value="-0.553743529202819" calcext:value-type="float">
            <text:p>-0.5537435292</text:p>
          </table:table-cell>
          <table:table-cell table:formula="of:=([.N50]-[.H50])/[.H50]" office:value-type="float" office:value="-0.465661746309732" calcext:value-type="float">
            <text:p>-0.4656617463</text:p>
          </table:table-cell>
          <table:table-cell table:formula="of:=([.N50]-[.J50])/[.J50]" office:value-type="float" office:value="-0.329118894298728" calcext:value-type="float">
            <text:p>-0.3291188943</text:p>
          </table:table-cell>
          <table:table-cell table:formula="of:=([.N50]-[.L50])/[.L50]" office:value-type="float" office:value="-0.214487343343417" calcext:value-type="float">
            <text:p>-0.2144873433</text:p>
          </table:table-cell>
          <table:table-cell table:formula="of:=([.N50]-[.N50])/[.N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ananjai Rao</meta:initial-creator>
    <meta:creation-date>2017-01-13T17:43:42.662117132</meta:creation-date>
    <dc:date>2017-01-13T18:27:20.046965264</dc:date>
    <dc:creator>Dhananjai Rao</dc:creator>
    <meta:editing-duration>PT11M34S</meta:editing-duration>
    <meta:editing-cycles>2</meta:editing-cycles>
    <meta:generator>LibreOffice/4.3.4.1$Linux_X86_64 LibreOffice_project/430$Build-1</meta:generator>
    <meta:document-statistic meta:table-count="1" meta:cell-count="1035" meta:object-count="0"/>
  </office:meta>
</office:document-meta>
</file>